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break-before="page" table:align="left"/>
    </style:style>
    <style:style style:name="Table1.A" style:family="table-column">
      <style:table-column-properties style:column-width="0.6049in"/>
    </style:style>
    <style:style style:name="Table1.B" style:family="table-column">
      <style:table-column-properties style:column-width="1.5826in"/>
    </style:style>
    <style:style style:name="Table1.C" style:family="table-column">
      <style:table-column-properties style:column-width="1.5in"/>
    </style:style>
    <style:style style:name="Table1.D" style:family="table-column">
      <style:table-column-properties style:column-width="0.9375in"/>
    </style:style>
    <style:style style:name="Table1.E" style:family="table-column">
      <style:table-column-properties style:column-width="1in"/>
    </style:style>
    <style:style style:name="Table1.F" style:family="table-column">
      <style:table-column-properties style:column-width="1.3021in"/>
    </style:style>
    <style:style style:name="Table1.A1" style:family="table-cell">
      <style:table-cell-properties fo:padding="0.0382in" fo:border="none"/>
    </style:style>
    <style:style style:name="Table1.A2" style:family="table-cell">
      <style:table-cell-properties fo:padding="0.0382in" fo:border-left="none" fo:border-right="none" fo:border-top="none" fo:border-bottom="1.5pt solid #000000"/>
    </style:style>
    <style:style style:name="Table1.A3" style:family="table-cell">
      <style:table-cell-properties fo:padding="0.0382in" fo:border-left="none" fo:border-right="none" fo:border-top="none" fo:border-bottom="0.05pt solid #000000"/>
    </style:style>
    <style:style style:name="Table2" style:family="table">
      <style:table-properties style:width="6.925in" fo:margin-left="0in" fo:break-before="page" table:align="left"/>
    </style:style>
    <style:style style:name="Table2.A" style:family="table-column">
      <style:table-column-properties style:column-width="1.1542in"/>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1.5pt solid #000000"/>
    </style:style>
    <style:style style:name="Table2.A3" style:family="table-cell">
      <style:table-cell-properties fo:padding="0.0382in" fo:border-left="none" fo:border-right="none" fo:border-top="none" fo:border-bottom="0.05pt solid #000000"/>
    </style:style>
    <style:style style:name="Table3" style:family="table">
      <style:table-properties style:width="6.9271in" fo:margin-left="0in" fo:break-before="page" table:align="left"/>
    </style:style>
    <style:style style:name="Table3.A" style:family="table-column">
      <style:table-column-properties style:column-width="1.3854in"/>
    </style:style>
    <style:style style:name="Table3.B" style:family="table-column">
      <style:table-column-properties style:column-width="1.0521in"/>
    </style:style>
    <style:style style:name="Table3.C" style:family="table-column">
      <style:table-column-properties style:column-width="1in"/>
    </style:style>
    <style:style style:name="Table3.D" style:family="table-column">
      <style:table-column-properties style:column-width="0.9375in"/>
    </style:style>
    <style:style style:name="Table3.E" style:family="table-column">
      <style:table-column-properties style:column-width="2.5521in"/>
    </style:style>
    <style:style style:name="Table3.A1" style:family="table-cell">
      <style:table-cell-properties fo:padding="0.0382in" fo:border="none"/>
    </style:style>
    <style:style style:name="Table3.A2" style:family="table-cell">
      <style:table-cell-properties fo:padding="0.0382in" fo:border-left="none" fo:border-right="none" fo:border-top="none" fo:border-bottom="1.5pt solid #000000"/>
    </style:style>
    <style:style style:name="Table3.A3" style:family="table-cell">
      <style:table-cell-properties fo:padding="0.0382in" fo:border-left="none" fo:border-right="none" fo:border-top="none" fo:border-bottom="0.05pt solid #000000"/>
    </style:style>
    <style:style style:name="Table103" style:family="table">
      <style:table-properties style:width="6.925in" fo:break-before="column" table:align="margins"/>
    </style:style>
    <style:style style:name="Table103.A" style:family="table-column">
      <style:table-column-properties style:column-width="1.3847in" style:rel-column-width="13104*"/>
    </style:style>
    <style:style style:name="Table103.C" style:family="table-column">
      <style:table-column-properties style:column-width="1.2333in" style:rel-column-width="11673*"/>
    </style:style>
    <style:style style:name="Table103.D" style:family="table-column">
      <style:table-column-properties style:column-width="1.5361in" style:rel-column-width="14535*"/>
    </style:style>
    <style:style style:name="Table103.E" style:family="table-column">
      <style:table-column-properties style:column-width="1.3861in" style:rel-column-width="13119*"/>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pt solid #000000"/>
    </style:style>
    <style:style style:name="Table103.A3" style:family="table-cell">
      <style:table-cell-properties fo:padding="0.0382in" fo:border-left="none" fo:border-right="none" fo:border-top="none" fo:border-bottom="0.05pt solid #000000"/>
    </style:style>
    <style:style style:name="Table4" style:family="table">
      <style:table-properties style:width="6.9271in" fo:margin-left="0in" fo:break-before="column" table:align="left"/>
    </style:style>
    <style:style style:name="Table4.A" style:family="table-column">
      <style:table-column-properties style:column-width="0.625in"/>
    </style:style>
    <style:style style:name="Table4.B" style:family="table-column">
      <style:table-column-properties style:column-width="0.8125in"/>
    </style:style>
    <style:style style:name="Table4.D" style:family="table-column">
      <style:table-column-properties style:column-width="2.3125in"/>
    </style:style>
    <style:style style:name="Table4.E" style:family="table-column">
      <style:table-column-properties style:column-width="2.3646in"/>
    </style:style>
    <style:style style:name="Table4.A1" style:family="table-cell">
      <style:table-cell-properties fo:padding="0.0382in" fo:border="none"/>
    </style:style>
    <style:style style:name="Table4.A2" style:family="table-cell">
      <style:table-cell-properties fo:padding="0.0382in" fo:border-left="none" fo:border-right="none" fo:border-top="none" fo:border-bottom="1.5pt solid #000000"/>
    </style:style>
    <style:style style:name="Table4.A3" style:family="table-cell">
      <style:table-cell-properties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5in"/>
    </style:style>
    <style:style style:name="Table5.B" style:family="table-column">
      <style:table-column-properties style:column-width="1.6875in"/>
    </style:style>
    <style:style style:name="Table5.C" style:family="table-column">
      <style:table-column-properties style:column-width="3.7396in"/>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pt solid #000000"/>
    </style:style>
    <style:style style:name="Table5.A3" style:family="table-cell">
      <style:table-cell-properties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625in"/>
    </style:style>
    <style:style style:name="Table6.B" style:family="table-column">
      <style:table-column-properties style:column-width="1.1875in"/>
    </style:style>
    <style:style style:name="Table6.D" style:family="table-column">
      <style:table-column-properties style:column-width="3.4896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pt solid #000000"/>
    </style:style>
    <style:style style:name="Table6.A3" style:family="table-cell">
      <style:table-cell-properties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0625in"/>
    </style:style>
    <style:style style:name="Table7.B" style:family="table-column">
      <style:table-column-properties style:column-width="1.8125in"/>
    </style:style>
    <style:style style:name="Table7.C" style:family="table-column">
      <style:table-column-properties style:column-width="1.5in"/>
    </style:style>
    <style:style style:name="Table7.D" style:family="table-column">
      <style:table-column-properties style:column-width="2.5521in"/>
    </style:style>
    <style:style style:name="Table7.A1" style:family="table-cell">
      <style:table-cell-properties fo:padding="0.0382in" fo:border="none"/>
    </style:style>
    <style:style style:name="Table7.A2" style:family="table-cell">
      <style:table-cell-properties fo:padding="0.0382in" fo:border-left="none" fo:border-right="none" fo:border-top="none" fo:border-bottom="1.5pt solid #000000"/>
    </style:style>
    <style:style style:name="Table7.A3" style:family="table-cell">
      <style:table-cell-properties fo:padding="0.0382in" fo:border-left="none" fo:border-right="none" fo:border-top="none" fo:border-bottom="0.05pt solid #000000"/>
    </style:style>
    <style:style style:name="Table9" style:family="table">
      <style:table-properties style:width="6.9264in" fo:margin-left="0in" table:align="left"/>
    </style:style>
    <style:style style:name="Table9.A" style:family="table-column">
      <style:table-column-properties style:column-width="1.375in"/>
    </style:style>
    <style:style style:name="Table9.B" style:family="table-column">
      <style:table-column-properties style:column-width="2.7757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pt solid #000000"/>
    </style:style>
    <style:style style:name="Table9.A3" style:family="table-cell">
      <style:table-cell-properties fo:padding="0.0382in" fo:border-left="none" fo:border-right="none" fo:border-top="none" fo:border-bottom="0.05pt solid #000000"/>
    </style:style>
    <style:style style:name="Table10" style:family="table">
      <style:table-properties style:width="6.9264in" fo:margin-left="0in" table:align="left"/>
    </style:style>
    <style:style style:name="Table10.A" style:family="table-column">
      <style:table-column-properties style:column-width="1.0625in"/>
    </style:style>
    <style:style style:name="Table10.B" style:family="table-column">
      <style:table-column-properties style:column-width="5.8639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1.5pt solid #000000"/>
    </style:style>
    <style:style style:name="Table10.A3" style:family="table-cell">
      <style:table-cell-properties fo:padding="0.0382in" fo:border-left="none" fo:border-right="none" fo:border-top="none" fo:border-bottom="0.05pt solid #000000"/>
    </style:style>
    <style:style style:name="Table11" style:family="table">
      <style:table-properties style:width="6.9264in" fo:margin-left="0in" table:align="left"/>
    </style:style>
    <style:style style:name="Table11.A" style:family="table-column">
      <style:table-column-properties style:column-width="1.25in"/>
    </style:style>
    <style:style style:name="Table11.B" style:family="table-column">
      <style:table-column-properties style:column-width="5.6764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1.5pt solid #000000"/>
    </style:style>
    <style:style style:name="Table11.A3" style:family="table-cell">
      <style:table-cell-properties fo:padding="0.0382in" fo:border-left="none" fo:border-right="none"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375in"/>
    </style:style>
    <style:style style:name="Table8.B" style:family="table-column">
      <style:table-column-properties style:column-width="0.25in"/>
    </style:style>
    <style:style style:name="Table8.C" style:family="table-column">
      <style:table-column-properties style:column-width="5.2396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pt solid #000000"/>
    </style:style>
    <style:style style:name="Table8.A3" style:family="table-cell">
      <style:table-cell-properties fo:padding="0.0382in" fo:border-left="none" fo:border-right="none"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4375in"/>
    </style:style>
    <style:style style:name="Table12.B" style:family="table-column">
      <style:table-column-properties style:column-width="5.4896in"/>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1.5pt solid #000000"/>
    </style:style>
    <style:style style:name="Table12.A3" style:family="table-cell">
      <style:table-cell-properties fo:padding="0.0382in" fo:border-left="none" fo:border-right="none"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4375in"/>
    </style:style>
    <style:style style:name="Table13.B" style:family="table-column">
      <style:table-column-properties style:column-width="5.4896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1.5pt solid #000000"/>
    </style:style>
    <style:style style:name="Table13.A3" style:family="table-cell">
      <style:table-cell-properties fo:padding="0.0382in" fo:border-left="none" fo:border-right="none" fo:border-top="none" fo:border-bottom="0.05pt solid #000000"/>
    </style:style>
    <style:style style:name="P1" style:family="paragraph" style:parent-style-name="Text_20_body">
      <style:text-properties officeooo:paragraph-rsid="001d8b5a"/>
    </style:style>
    <style:style style:name="P2" style:family="paragraph" style:parent-style-name="Text_20_body">
      <style:text-properties officeooo:rsid="001d8b5a" officeooo:paragraph-rsid="001d8b5a"/>
    </style:style>
    <style:style style:name="P3" style:family="paragraph" style:parent-style-name="Text_20_body">
      <style:text-properties officeooo:rsid="00203f9b" officeooo:paragraph-rsid="00203f9b"/>
    </style:style>
    <style:style style:name="P4" style:family="paragraph" style:parent-style-name="Text_20_body">
      <style:text-properties fo:font-weight="normal" officeooo:rsid="001d8b5a" officeooo:paragraph-rsid="001d8b5a" style:font-weight-asian="normal" style:font-weight-complex="normal"/>
    </style:style>
    <style:style style:name="P5" style:family="paragraph" style:parent-style-name="Text_20_body">
      <style:text-properties fo:font-weight="normal" officeooo:rsid="007da660" officeooo:paragraph-rsid="007da660" style:font-weight-asian="normal" style:font-weight-complex="normal"/>
    </style:style>
    <style:style style:name="P6" style:family="paragraph" style:parent-style-name="Text_20_body">
      <style:text-properties officeooo:rsid="0020a996" officeooo:paragraph-rsid="0020a996"/>
    </style:style>
    <style:style style:name="P7" style:family="paragraph" style:parent-style-name="Text_20_body">
      <style:paragraph-properties fo:text-align="center" style:justify-single-word="false"/>
      <style:text-properties fo:font-size="8pt" officeooo:paragraph-rsid="002e6b22" style:font-size-asian="8pt" style:font-size-complex="8pt"/>
    </style:style>
    <style:style style:name="P8" style:family="paragraph" style:parent-style-name="Text_20_body">
      <style:text-properties officeooo:rsid="003b295e" officeooo:paragraph-rsid="003b295e"/>
    </style:style>
    <style:style style:name="P9" style:family="paragraph" style:parent-style-name="Text_20_body">
      <style:text-properties officeooo:rsid="003ff8e1" officeooo:paragraph-rsid="003ff8e1"/>
    </style:style>
    <style:style style:name="P10" style:family="paragraph" style:parent-style-name="Text_20_body">
      <style:text-properties officeooo:rsid="004157f6" officeooo:paragraph-rsid="004157f6"/>
    </style:style>
    <style:style style:name="P11" style:family="paragraph" style:parent-style-name="Text_20_body">
      <style:text-properties officeooo:paragraph-rsid="0044f030"/>
    </style:style>
    <style:style style:name="P12" style:family="paragraph" style:parent-style-name="Text_20_body">
      <style:text-properties officeooo:rsid="00452991" officeooo:paragraph-rsid="00452991"/>
    </style:style>
    <style:style style:name="P13" style:family="paragraph" style:parent-style-name="Text_20_body">
      <style:text-properties officeooo:rsid="00452991" officeooo:paragraph-rsid="005d2757"/>
    </style:style>
    <style:style style:name="P14" style:family="paragraph" style:parent-style-name="Text_20_body">
      <style:text-properties fo:font-weight="bold" officeooo:rsid="00452991" officeooo:paragraph-rsid="00452991" style:font-weight-asian="bold" style:font-weight-complex="bold"/>
    </style:style>
    <style:style style:name="P15" style:family="paragraph" style:parent-style-name="Text_20_body">
      <style:text-properties fo:font-weight="bold" officeooo:rsid="005872c2" officeooo:paragraph-rsid="005872c2" style:font-weight-asian="bold" style:font-weight-complex="bold"/>
    </style:style>
    <style:style style:name="P16" style:family="paragraph" style:parent-style-name="Text_20_body">
      <style:text-properties fo:font-weight="bold" officeooo:rsid="005ac770" officeooo:paragraph-rsid="005ac770" style:font-weight-asian="bold" style:font-weight-complex="bold"/>
    </style:style>
    <style:style style:name="P17" style:family="paragraph" style:parent-style-name="Text_20_body">
      <style:text-properties fo:font-weight="bold" officeooo:rsid="0068f70a" officeooo:paragraph-rsid="0068f70a" style:font-weight-asian="bold" style:font-weight-complex="bold"/>
    </style:style>
    <style:style style:name="P18" style:family="paragraph" style:parent-style-name="Text_20_body">
      <style:text-properties fo:font-weight="bold" officeooo:rsid="007da660" officeooo:paragraph-rsid="007da660" style:font-weight-asian="bold" style:font-weight-complex="bold"/>
    </style:style>
    <style:style style:name="P19" style:family="paragraph" style:parent-style-name="Text_20_body">
      <style:text-properties officeooo:rsid="00554beb" officeooo:paragraph-rsid="00554beb"/>
    </style:style>
    <style:style style:name="P20" style:family="paragraph" style:parent-style-name="Text_20_body">
      <style:text-properties officeooo:rsid="00562c55" officeooo:paragraph-rsid="00562c55"/>
    </style:style>
    <style:style style:name="P21" style:family="paragraph" style:parent-style-name="Text_20_body">
      <style:text-properties officeooo:rsid="005872c2" officeooo:paragraph-rsid="005872c2"/>
    </style:style>
    <style:style style:name="P22" style:family="paragraph" style:parent-style-name="Text_20_body">
      <style:text-properties officeooo:rsid="005872c2" officeooo:paragraph-rsid="005e903e"/>
    </style:style>
    <style:style style:name="P23" style:family="paragraph" style:parent-style-name="Text_20_body">
      <style:text-properties officeooo:rsid="005ac770" officeooo:paragraph-rsid="005ac770"/>
    </style:style>
    <style:style style:name="P24" style:family="paragraph" style:parent-style-name="Text_20_body">
      <style:text-properties officeooo:rsid="005c2b43" officeooo:paragraph-rsid="005c2b43"/>
    </style:style>
    <style:style style:name="P25" style:family="paragraph" style:parent-style-name="Text_20_body">
      <style:text-properties officeooo:rsid="00600a4c" officeooo:paragraph-rsid="00600a4c"/>
    </style:style>
    <style:style style:name="P26" style:family="paragraph" style:parent-style-name="Text_20_body">
      <style:text-properties officeooo:rsid="0063b381" officeooo:paragraph-rsid="0063b381"/>
    </style:style>
    <style:style style:name="P27" style:family="paragraph" style:parent-style-name="Text_20_body">
      <style:text-properties officeooo:rsid="0068f70a" officeooo:paragraph-rsid="0068f70a"/>
    </style:style>
    <style:style style:name="P28" style:family="paragraph" style:parent-style-name="Text_20_body">
      <style:text-properties officeooo:rsid="00694970" officeooo:paragraph-rsid="00694970"/>
    </style:style>
    <style:style style:name="P29" style:family="paragraph" style:parent-style-name="Text_20_body">
      <style:text-properties officeooo:rsid="006953b3" officeooo:paragraph-rsid="006953b3"/>
    </style:style>
    <style:style style:name="P30" style:family="paragraph" style:parent-style-name="Text_20_body">
      <style:text-properties officeooo:rsid="006953b3" officeooo:paragraph-rsid="006f22c8"/>
    </style:style>
    <style:style style:name="P31" style:family="paragraph" style:parent-style-name="Text_20_body">
      <style:text-properties officeooo:rsid="0070fc3e" officeooo:paragraph-rsid="0070fc3e"/>
    </style:style>
    <style:style style:name="P32" style:family="paragraph" style:parent-style-name="Text_20_body">
      <style:text-properties officeooo:rsid="00726e60" officeooo:paragraph-rsid="00726e60"/>
    </style:style>
    <style:style style:name="P33" style:family="paragraph" style:parent-style-name="Text_20_body">
      <style:text-properties officeooo:rsid="00743c34" officeooo:paragraph-rsid="00743c34"/>
    </style:style>
    <style:style style:name="P34" style:family="paragraph" style:parent-style-name="Text_20_body">
      <style:text-properties officeooo:rsid="0074b6ae" officeooo:paragraph-rsid="0074b6ae"/>
    </style:style>
    <style:style style:name="P35" style:family="paragraph" style:parent-style-name="Text_20_body">
      <style:text-properties officeooo:rsid="007da660" officeooo:paragraph-rsid="007da660"/>
    </style:style>
    <style:style style:name="P36" style:family="paragraph" style:parent-style-name="Text_20_body">
      <style:text-properties officeooo:rsid="008052e5" officeooo:paragraph-rsid="008052e5"/>
    </style:style>
    <style:style style:name="P37" style:family="paragraph" style:parent-style-name="Table_20_Contents">
      <style:text-properties style:font-name="Libre Baskerville" officeooo:rsid="001e89f7" officeooo:paragraph-rsid="001e89f7" style:font-size-asian="10.5pt"/>
    </style:style>
    <style:style style:name="P38" style:family="paragraph" style:parent-style-name="Table_20_Contents">
      <style:text-properties style:font-name="Libre Baskerville" officeooo:rsid="001e89f7" officeooo:paragraph-rsid="00290dfd" style:font-size-asian="10.5pt"/>
    </style:style>
    <style:style style:name="P39" style:family="paragraph" style:parent-style-name="Table_20_Contents">
      <style:text-properties style:font-name="Libre Baskerville" officeooo:rsid="00220683" officeooo:paragraph-rsid="00220683" style:font-size-asian="10.5pt"/>
    </style:style>
    <style:style style:name="P40" style:family="paragraph" style:parent-style-name="Table_20_Contents">
      <style:paragraph-properties fo:text-align="center" style:justify-single-word="false"/>
      <style:text-properties style:font-name="Libre Baskerville" officeooo:rsid="00220683" officeooo:paragraph-rsid="00220683" style:font-size-asian="10.5pt"/>
    </style:style>
    <style:style style:name="P41" style:family="paragraph" style:parent-style-name="Table_20_Contents">
      <style:paragraph-properties fo:text-align="center" style:justify-single-word="false"/>
      <style:text-properties style:font-name="Libre Baskerville" officeooo:rsid="00220683" officeooo:paragraph-rsid="007cd56a" style:font-size-asian="10.5pt"/>
    </style:style>
    <style:style style:name="P42" style:family="paragraph" style:parent-style-name="Table_20_Contents">
      <style:text-properties style:font-name="Libre Baskerville" officeooo:rsid="00290dfd" officeooo:paragraph-rsid="00290dfd" style:font-size-asian="10.5pt"/>
    </style:style>
    <style:style style:name="P43" style:family="paragraph" style:parent-style-name="Table_20_Contents">
      <style:paragraph-properties fo:text-align="center" style:justify-single-word="false"/>
      <style:text-properties style:font-name="Libre Baskerville" officeooo:rsid="002d0b1b" officeooo:paragraph-rsid="002d0b1b" style:font-size-asian="10.5pt"/>
    </style:style>
    <style:style style:name="P44" style:family="paragraph" style:parent-style-name="Table_20_Contents">
      <style:paragraph-properties fo:text-align="center" style:justify-single-word="false"/>
      <style:text-properties style:font-name="Libre Baskerville" officeooo:rsid="002d0b1b" officeooo:paragraph-rsid="007cd56a" style:font-size-asian="10.5pt"/>
    </style:style>
    <style:style style:name="P45" style:family="paragraph" style:parent-style-name="Table_20_Contents">
      <style:text-properties style:font-name="Libre Baskerville" officeooo:rsid="003b295e" officeooo:paragraph-rsid="003b295e" style:font-size-asian="10.5pt"/>
    </style:style>
    <style:style style:name="P46" style:family="paragraph" style:parent-style-name="Table_20_Contents">
      <style:text-properties style:font-name="Libre Baskerville" officeooo:rsid="003b295e" officeooo:paragraph-rsid="00562c55" style:font-size-asian="10.5pt"/>
    </style:style>
    <style:style style:name="P47" style:family="paragraph" style:parent-style-name="Table_20_Contents">
      <style:text-properties style:font-name="Libre Baskerville" officeooo:rsid="003b295e" officeooo:paragraph-rsid="007cd56a" style:font-size-asian="10.5pt"/>
    </style:style>
    <style:style style:name="P48" style:family="paragraph" style:parent-style-name="Table_20_Contents">
      <style:text-properties style:font-name="Libre Baskerville" officeooo:rsid="00554beb" officeooo:paragraph-rsid="00554beb" style:font-size-asian="10.5pt"/>
    </style:style>
    <style:style style:name="P49" style:family="paragraph" style:parent-style-name="Table_20_Contents">
      <style:text-properties style:font-name="Libre Baskerville" officeooo:rsid="00562c55" officeooo:paragraph-rsid="00562c55" style:font-size-asian="10.5pt"/>
    </style:style>
    <style:style style:name="P50" style:family="paragraph" style:parent-style-name="Table_20_Contents">
      <style:text-properties style:font-name="Libre Baskerville" officeooo:rsid="00562c55" officeooo:paragraph-rsid="005c2b43" style:font-size-asian="10.5pt"/>
    </style:style>
    <style:style style:name="P51" style:family="paragraph" style:parent-style-name="Table_20_Contents">
      <style:text-properties style:font-name="Libre Baskerville" officeooo:rsid="005c2b43" officeooo:paragraph-rsid="005c2b43" style:font-size-asian="10.5pt"/>
    </style:style>
    <style:style style:name="P52" style:family="paragraph" style:parent-style-name="Table_20_Contents">
      <style:text-properties style:font-name="Libre Baskerville" officeooo:rsid="005d2757" officeooo:paragraph-rsid="005d2757" style:font-size-asian="10.5pt"/>
    </style:style>
    <style:style style:name="P53" style:family="paragraph" style:parent-style-name="Table_20_Contents">
      <style:text-properties style:font-name="Libre Baskerville" officeooo:rsid="005e903e" officeooo:paragraph-rsid="005e903e" style:font-size-asian="10.5pt"/>
    </style:style>
    <style:style style:name="P54" style:family="paragraph" style:parent-style-name="Table_20_Contents">
      <style:text-properties style:font-name="Libre Baskerville" officeooo:rsid="005e903e" officeooo:paragraph-rsid="0063b381" style:font-size-asian="10.5pt"/>
    </style:style>
    <style:style style:name="P55" style:family="paragraph" style:parent-style-name="Table_20_Contents">
      <style:text-properties style:font-name="Libre Baskerville" officeooo:rsid="005e903e" officeooo:paragraph-rsid="00694970" style:font-size-asian="10.5pt"/>
    </style:style>
    <style:style style:name="P56" style:family="paragraph" style:parent-style-name="Table_20_Contents">
      <style:text-properties style:font-name="Libre Baskerville" officeooo:rsid="005e903e" officeooo:paragraph-rsid="006953b3" style:font-size-asian="10.5pt"/>
    </style:style>
    <style:style style:name="P57" style:family="paragraph" style:parent-style-name="Table_20_Contents">
      <style:text-properties style:font-name="Libre Baskerville" officeooo:rsid="00600a4c" officeooo:paragraph-rsid="00600a4c" style:font-size-asian="10.5pt"/>
    </style:style>
    <style:style style:name="P58" style:family="paragraph" style:parent-style-name="Table_20_Contents">
      <style:text-properties style:font-name="Libre Baskerville" officeooo:rsid="00600a4c" officeooo:paragraph-rsid="0063b381" style:font-size-asian="10.5pt"/>
    </style:style>
    <style:style style:name="P59" style:family="paragraph" style:parent-style-name="Table_20_Contents">
      <style:text-properties style:font-name="Libre Baskerville" officeooo:rsid="0063b381" officeooo:paragraph-rsid="0063b381" style:font-size-asian="10.5pt"/>
    </style:style>
    <style:style style:name="P60" style:family="paragraph" style:parent-style-name="Table_20_Contents">
      <style:text-properties style:font-name="Libre Baskerville" officeooo:rsid="00656fab" officeooo:paragraph-rsid="00656fab" style:font-size-asian="10.5pt"/>
    </style:style>
    <style:style style:name="P61" style:family="paragraph" style:parent-style-name="Table_20_Contents">
      <style:text-properties style:font-name="Libre Baskerville" officeooo:rsid="00656fab" officeooo:paragraph-rsid="00694970" style:font-size-asian="10.5pt"/>
    </style:style>
    <style:style style:name="P62" style:family="paragraph" style:parent-style-name="Table_20_Contents">
      <style:text-properties style:font-name="Libre Baskerville" officeooo:rsid="00656fab" officeooo:paragraph-rsid="006953b3" style:font-size-asian="10.5pt"/>
    </style:style>
    <style:style style:name="P63" style:family="paragraph" style:parent-style-name="Table_20_Contents">
      <style:text-properties style:font-name="Libre Baskerville" officeooo:rsid="00694970" officeooo:paragraph-rsid="00694970" style:font-size-asian="10.5pt"/>
    </style:style>
    <style:style style:name="P64" style:family="paragraph" style:parent-style-name="Table_20_Contents">
      <style:text-properties style:font-name="Libre Baskerville" officeooo:rsid="00694970" officeooo:paragraph-rsid="006953b3" style:font-size-asian="10.5pt"/>
    </style:style>
    <style:style style:name="P65" style:family="paragraph" style:parent-style-name="Table_20_Contents">
      <style:text-properties style:font-name="Libre Baskerville" officeooo:rsid="006953b3" officeooo:paragraph-rsid="006953b3" style:font-size-asian="10.5pt"/>
    </style:style>
    <style:style style:name="P66" style:family="paragraph" style:parent-style-name="Table_20_Contents">
      <style:text-properties style:font-name="Libre Baskerville" officeooo:rsid="006abff2" officeooo:paragraph-rsid="006abff2" style:font-size-asian="10.5pt"/>
    </style:style>
    <style:style style:name="P67" style:family="paragraph" style:parent-style-name="Table_20_Contents">
      <style:text-properties style:font-name="Libre Baskerville" officeooo:rsid="006c39cd" officeooo:paragraph-rsid="008052e5" style:font-size-asian="10.5pt"/>
    </style:style>
    <style:style style:name="P68" style:family="paragraph" style:parent-style-name="Table_20_Contents">
      <style:text-properties style:font-name="Libre Baskerville" officeooo:rsid="0074b6ae" officeooo:paragraph-rsid="0074b6ae" style:font-size-asian="10.5pt"/>
    </style:style>
    <style:style style:name="P69" style:family="paragraph" style:parent-style-name="Table_20_Contents">
      <style:text-properties style:font-name="Libre Baskerville" officeooo:rsid="00765fcc" officeooo:paragraph-rsid="00765fcc" style:font-size-asian="10.5pt"/>
    </style:style>
    <style:style style:name="P70" style:family="paragraph" style:parent-style-name="Table_20_Contents">
      <style:text-properties style:font-name="Libre Baskerville" officeooo:rsid="00767f52" officeooo:paragraph-rsid="00767f52" style:font-size-asian="10.5pt"/>
    </style:style>
    <style:style style:name="P71" style:family="paragraph" style:parent-style-name="Table_20_Contents">
      <style:text-properties style:font-name="Libre Baskerville" officeooo:rsid="0077cad7" officeooo:paragraph-rsid="0077cad7" style:font-size-asian="10.5pt"/>
    </style:style>
    <style:style style:name="P72" style:family="paragraph" style:parent-style-name="Table_20_Contents">
      <style:text-properties style:font-name="Libre Baskerville" officeooo:rsid="0078e1e4" officeooo:paragraph-rsid="0078e1e4" style:font-size-asian="10.5pt"/>
    </style:style>
    <style:style style:name="P73" style:family="paragraph" style:parent-style-name="Table_20_Contents">
      <style:text-properties style:font-name="Libre Baskerville" officeooo:rsid="007901bb" officeooo:paragraph-rsid="007901bb" style:font-size-asian="10.5pt"/>
    </style:style>
    <style:style style:name="P74" style:family="paragraph" style:parent-style-name="Table_20_Contents">
      <style:text-properties style:font-name="Libre Baskerville" officeooo:rsid="007901bb" officeooo:paragraph-rsid="007c6e7c" style:font-size-asian="10.5pt"/>
    </style:style>
    <style:style style:name="P75" style:family="paragraph" style:parent-style-name="Table_20_Contents">
      <style:text-properties style:font-name="Libre Baskerville" officeooo:rsid="007a09c1" officeooo:paragraph-rsid="007a09c1" style:font-size-asian="10.5pt"/>
    </style:style>
    <style:style style:name="P76" style:family="paragraph" style:parent-style-name="Table_20_Contents">
      <style:paragraph-properties fo:text-align="center" style:justify-single-word="false"/>
      <style:text-properties style:font-name="Libre Baskerville" officeooo:rsid="002cbe33" officeooo:paragraph-rsid="007cd56a" style:font-size-asian="10.5pt"/>
    </style:style>
    <style:style style:name="P77" style:family="paragraph" style:parent-style-name="Table_20_Contents">
      <style:paragraph-properties fo:text-align="center" style:justify-single-word="false"/>
      <style:text-properties style:font-name="Libre Baskerville" officeooo:rsid="002e2a19" officeooo:paragraph-rsid="007cd56a" style:font-size-asian="10.5pt"/>
    </style:style>
    <style:style style:name="P78" style:family="paragraph" style:parent-style-name="Table_20_Contents">
      <style:paragraph-properties fo:text-align="center" style:justify-single-word="false"/>
      <style:text-properties style:font-name="Libre Baskerville" officeooo:rsid="00319232" officeooo:paragraph-rsid="007cd56a" style:font-size-asian="10.5pt"/>
    </style:style>
    <style:style style:name="P79" style:family="paragraph" style:parent-style-name="Table_20_Contents">
      <style:paragraph-properties fo:text-align="center" style:justify-single-word="false"/>
      <style:text-properties style:font-name="Libre Baskerville" officeooo:rsid="00328164" officeooo:paragraph-rsid="007cd56a" style:font-size-asian="10.5pt"/>
    </style:style>
    <style:style style:name="P80" style:family="paragraph" style:parent-style-name="Table_20_Contents">
      <style:paragraph-properties fo:text-align="center" style:justify-single-word="false"/>
      <style:text-properties style:font-name="Libre Baskerville" officeooo:rsid="003430fe" officeooo:paragraph-rsid="007cd56a" style:font-size-asian="10.5pt"/>
    </style:style>
    <style:style style:name="P81" style:family="paragraph" style:parent-style-name="Table_20_Contents">
      <style:paragraph-properties fo:text-align="center" style:justify-single-word="false"/>
      <style:text-properties style:font-name="Libre Baskerville" officeooo:rsid="0035c99c" officeooo:paragraph-rsid="007cd56a" style:font-size-asian="10.5pt"/>
    </style:style>
    <style:style style:name="P82" style:family="paragraph" style:parent-style-name="Table_20_Contents">
      <style:paragraph-properties fo:text-align="center" style:justify-single-word="false"/>
      <style:text-properties style:font-name="Libre Baskerville" officeooo:rsid="0037b4db" officeooo:paragraph-rsid="007cd56a" style:font-size-asian="10.5pt"/>
    </style:style>
    <style:style style:name="P83" style:family="paragraph" style:parent-style-name="Table_20_Contents">
      <style:paragraph-properties fo:text-align="center" style:justify-single-word="false"/>
      <style:text-properties style:font-name="Libre Baskerville" officeooo:rsid="0039a6ae" officeooo:paragraph-rsid="007cd56a" style:font-size-asian="10.5pt"/>
    </style:style>
    <style:style style:name="P84" style:family="paragraph" style:parent-style-name="Table_20_Contents">
      <style:text-properties style:font-name="Libre Baskerville" officeooo:rsid="008052e5" officeooo:paragraph-rsid="008052e5" style:font-size-asian="10.5pt"/>
    </style:style>
    <style:style style:name="P85" style:family="paragraph" style:parent-style-name="Table_20_Contents">
      <style:text-properties style:font-name="Libre Baskerville" officeooo:rsid="00806bb9" officeooo:paragraph-rsid="00806bb9" style:font-size-asian="10.5pt"/>
    </style:style>
    <style:style style:name="P86" style:family="paragraph" style:parent-style-name="Table_20_Contents">
      <style:paragraph-properties fo:text-align="justify" style:justify-single-word="false"/>
      <style:text-properties style:font-name="Libre Baskerville2" officeooo:rsid="0052787d" officeooo:paragraph-rsid="004157f6"/>
    </style:style>
    <style:style style:name="P87" style:family="paragraph" style:parent-style-name="Table_20_Contents">
      <style:paragraph-properties fo:text-align="justify" style:justify-single-word="false"/>
      <style:text-properties style:font-name="Libre Baskerville2" officeooo:rsid="00f161ff" officeooo:paragraph-rsid="004157f6"/>
    </style:style>
    <style:style style:name="P88" style:family="paragraph" style:parent-style-name="Table_20_Contents">
      <style:paragraph-properties fo:text-align="justify" style:justify-single-word="false"/>
      <style:text-properties style:font-name="Libre Baskerville2" officeooo:rsid="004157f6" officeooo:paragraph-rsid="004157f6"/>
    </style:style>
    <style:style style:name="P89" style:family="paragraph" style:parent-style-name="Table_20_Contents">
      <style:paragraph-properties fo:text-align="justify" style:justify-single-word="false"/>
      <style:text-properties style:font-name="Libre Baskerville2" officeooo:rsid="0042002c" officeooo:paragraph-rsid="0042002c"/>
    </style:style>
    <style:style style:name="P90" style:family="paragraph" style:parent-style-name="Table_20_Contents">
      <style:paragraph-properties fo:text-align="justify" style:justify-single-word="false"/>
      <style:text-properties style:font-name="Libre Baskerville2" officeooo:rsid="00554beb" officeooo:paragraph-rsid="00554beb"/>
    </style:style>
    <style:style style:name="P91" style:family="paragraph" style:parent-style-name="Table_20_Contents">
      <style:text-properties officeooo:paragraph-rsid="005d2757"/>
    </style:style>
    <style:style style:name="P92" style:family="paragraph" style:parent-style-name="Table_20_Subtitle">
      <style:text-properties officeooo:rsid="001e89f7" officeooo:paragraph-rsid="001e89f7"/>
    </style:style>
    <style:style style:name="P93" style:family="paragraph" style:parent-style-name="Table_20_Subtitle">
      <style:text-properties officeooo:rsid="00220683" officeooo:paragraph-rsid="00220683"/>
    </style:style>
    <style:style style:name="P94" style:family="paragraph" style:parent-style-name="Table_20_Subtitle">
      <style:text-properties officeooo:rsid="003b295e" officeooo:paragraph-rsid="003b295e"/>
    </style:style>
    <style:style style:name="P95" style:family="paragraph" style:parent-style-name="Table_20_Subtitle">
      <style:text-properties officeooo:paragraph-rsid="004157f6"/>
    </style:style>
    <style:style style:name="P96" style:family="paragraph" style:parent-style-name="Table_20_Subtitle">
      <style:text-properties officeooo:rsid="00f0b8f5" officeooo:paragraph-rsid="004157f6"/>
    </style:style>
    <style:style style:name="P97" style:family="paragraph" style:parent-style-name="Table_20_Subtitle">
      <style:text-properties officeooo:rsid="0043fe88" officeooo:paragraph-rsid="0043fe88"/>
    </style:style>
    <style:style style:name="P98" style:family="paragraph" style:parent-style-name="Table_20_Subtitle">
      <style:text-properties officeooo:rsid="00554beb" officeooo:paragraph-rsid="00554beb"/>
    </style:style>
    <style:style style:name="P99" style:family="paragraph" style:parent-style-name="Table_20_Subtitle">
      <style:text-properties officeooo:rsid="00562c55" officeooo:paragraph-rsid="00562c55"/>
    </style:style>
    <style:style style:name="P100" style:family="paragraph" style:parent-style-name="Table_20_Subtitle">
      <style:text-properties officeooo:rsid="005c2b43" officeooo:paragraph-rsid="005c2b43"/>
    </style:style>
    <style:style style:name="P101" style:family="paragraph" style:parent-style-name="Table_20_Subtitle">
      <style:text-properties officeooo:rsid="005c2b43" officeooo:paragraph-rsid="005e903e"/>
    </style:style>
    <style:style style:name="P102" style:family="paragraph" style:parent-style-name="Table_20_Subtitle">
      <style:text-properties officeooo:rsid="005c2b43" officeooo:paragraph-rsid="0063b381"/>
    </style:style>
    <style:style style:name="P103" style:family="paragraph" style:parent-style-name="Table_20_Subtitle">
      <style:text-properties officeooo:rsid="005e903e" officeooo:paragraph-rsid="005e903e"/>
    </style:style>
    <style:style style:name="P104" style:family="paragraph" style:parent-style-name="Table_20_Subtitle">
      <style:text-properties officeooo:rsid="00600a4c" officeooo:paragraph-rsid="00600a4c"/>
    </style:style>
    <style:style style:name="P105" style:family="paragraph" style:parent-style-name="Table_20_Subtitle">
      <style:text-properties officeooo:rsid="0063b381" officeooo:paragraph-rsid="0063b381"/>
    </style:style>
    <style:style style:name="P106" style:family="paragraph" style:parent-style-name="Table_20_Subtitle">
      <style:text-properties officeooo:rsid="00694970" officeooo:paragraph-rsid="00694970"/>
    </style:style>
    <style:style style:name="P107" style:family="paragraph" style:parent-style-name="Table_20_Subtitle">
      <style:text-properties officeooo:rsid="00694970" officeooo:paragraph-rsid="006953b3"/>
    </style:style>
    <style:style style:name="P108" style:family="paragraph" style:parent-style-name="Table_20_Subtitle">
      <style:text-properties officeooo:rsid="006953b3" officeooo:paragraph-rsid="006953b3"/>
    </style:style>
    <style:style style:name="P109" style:family="paragraph" style:parent-style-name="Table_20_Subtitle">
      <style:text-properties officeooo:rsid="0074b6ae" officeooo:paragraph-rsid="0074b6ae"/>
    </style:style>
    <style:style style:name="P110" style:family="paragraph" style:parent-style-name="Table_20_Subtitle">
      <style:text-properties officeooo:rsid="008052e5" officeooo:paragraph-rsid="008052e5"/>
    </style:style>
    <style:style style:name="P111" style:family="paragraph" style:parent-style-name="Text_20_body">
      <style:paragraph-properties fo:margin-top="0in" fo:margin-bottom="0in" loext:contextual-spacing="false" fo:text-align="center" style:justify-single-word="false"/>
      <style:text-properties style:font-name="Souvenir" fo:font-size="14pt" fo:font-weight="bold" officeooo:rsid="0049e083" officeooo:paragraph-rsid="001d8b5a" style:font-size-asian="14pt" style:font-weight-asian="bold" style:font-size-complex="14pt" style:font-weight-complex="bold"/>
    </style:style>
    <style:style style:name="P112" style:family="paragraph" style:parent-style-name="Table_20_Heading">
      <style:text-properties officeooo:rsid="0020a996" officeooo:paragraph-rsid="0020a996"/>
    </style:style>
    <style:style style:name="P113" style:family="paragraph" style:parent-style-name="Table_20_Heading">
      <style:text-properties officeooo:rsid="003b295e" officeooo:paragraph-rsid="003b295e"/>
    </style:style>
    <style:style style:name="P114" style:family="paragraph" style:parent-style-name="Table_20_Heading">
      <style:text-properties officeooo:rsid="00554beb" officeooo:paragraph-rsid="00554beb"/>
    </style:style>
    <style:style style:name="P115" style:family="paragraph" style:parent-style-name="Table_20_Heading">
      <style:text-properties officeooo:rsid="00562c55" officeooo:paragraph-rsid="00562c55"/>
    </style:style>
    <style:style style:name="P116" style:family="paragraph" style:parent-style-name="Table_20_Heading">
      <style:text-properties officeooo:rsid="005c2b43" officeooo:paragraph-rsid="005c2b43"/>
    </style:style>
    <style:style style:name="P117" style:family="paragraph" style:parent-style-name="Table_20_Heading">
      <style:text-properties officeooo:rsid="005e903e" officeooo:paragraph-rsid="005e903e"/>
    </style:style>
    <style:style style:name="P118" style:family="paragraph" style:parent-style-name="Table_20_Heading">
      <style:text-properties officeooo:rsid="0063b381" officeooo:paragraph-rsid="0063b381"/>
    </style:style>
    <style:style style:name="P119" style:family="paragraph" style:parent-style-name="Table_20_Heading">
      <style:text-properties officeooo:rsid="00694970" officeooo:paragraph-rsid="00694970"/>
    </style:style>
    <style:style style:name="P120" style:family="paragraph" style:parent-style-name="Table_20_Heading">
      <style:text-properties officeooo:rsid="006953b3" officeooo:paragraph-rsid="006953b3"/>
    </style:style>
    <style:style style:name="P121" style:family="paragraph" style:parent-style-name="Table_20_Heading">
      <style:text-properties officeooo:rsid="0074b6ae" officeooo:paragraph-rsid="0074b6ae"/>
    </style:style>
    <style:style style:name="P122" style:family="paragraph" style:parent-style-name="Table_20_Heading">
      <style:text-properties officeooo:rsid="008052e5" officeooo:paragraph-rsid="008052e5"/>
    </style:style>
    <style:style style:name="P123" style:family="paragraph" style:parent-style-name="Table_20_Tiny_20_Text">
      <style:text-properties officeooo:paragraph-rsid="004157f6"/>
    </style:style>
    <style:style style:name="P124" style:family="paragraph" style:parent-style-name="Table_20_Tiny_20_Text">
      <style:text-properties officeooo:paragraph-rsid="00554beb"/>
    </style:style>
    <style:style style:name="P125" style:family="paragraph" style:parent-style-name="Table_20_Tiny_20_Text">
      <style:text-properties style:font-name="Libre Baskerville" officeooo:rsid="005e903e" officeooo:paragraph-rsid="00600a4c" style:font-size-asian="10.5pt"/>
    </style:style>
    <style:style style:name="P126" style:family="paragraph" style:parent-style-name="Standard">
      <style:text-properties officeooo:paragraph-rsid="005c2b43"/>
    </style:style>
    <style:style style:name="P127" style:family="paragraph" style:parent-style-name="Text_20_body">
      <style:paragraph-properties fo:break-before="column"/>
      <style:text-properties fo:font-weight="bold" officeooo:rsid="005872c2" officeooo:paragraph-rsid="005872c2" style:font-weight-asian="bold" style:font-weight-complex="bold"/>
    </style:style>
    <style:style style:name="P128" style:family="paragraph" style:parent-style-name="Text_20_body">
      <style:paragraph-properties fo:break-before="column"/>
      <style:text-properties fo:font-weight="bold" officeooo:rsid="005e903e" officeooo:paragraph-rsid="005e903e" style:font-weight-asian="bold" style:font-weight-complex="bold"/>
    </style:style>
    <style:style style:name="P129" style:family="paragraph" style:parent-style-name="Text_20_body">
      <style:paragraph-properties fo:break-before="column"/>
      <style:text-properties officeooo:rsid="006953b3" officeooo:paragraph-rsid="006f22c8"/>
    </style:style>
    <style:style style:name="P130" style:family="paragraph" style:parent-style-name="Standard" style:list-style-name="">
      <style:paragraph-properties fo:text-align="center" style:justify-single-word="false"/>
      <style:text-properties fo:color="#000000" style:font-name="Crusades" fo:font-size="64pt" fo:font-weight="normal" officeooo:paragraph-rsid="001d8b5a" style:font-size-asian="64pt" style:font-weight-asian="normal" style:font-size-complex="64pt" style:font-weight-complex="normal"/>
    </style:style>
    <style:style style:name="P131" style:family="paragraph" style:parent-style-name="Heading_20_3">
      <style:text-properties officeooo:rsid="001d8b5a" officeooo:paragraph-rsid="001d8b5a"/>
    </style:style>
    <style:style style:name="P132" style:family="paragraph" style:parent-style-name="Heading_20_3">
      <style:text-properties officeooo:rsid="001d8b5a" officeooo:paragraph-rsid="00203f9b"/>
    </style:style>
    <style:style style:name="P133" style:family="paragraph" style:parent-style-name="Heading_20_3">
      <style:text-properties officeooo:rsid="001d8b5a" officeooo:paragraph-rsid="003b295e"/>
    </style:style>
    <style:style style:name="P134" style:family="paragraph" style:parent-style-name="Heading_20_3">
      <style:text-properties officeooo:rsid="001d8b5a" officeooo:paragraph-rsid="004157f6"/>
    </style:style>
    <style:style style:name="P135" style:family="paragraph" style:parent-style-name="Heading_20_3">
      <style:text-properties officeooo:rsid="001d8b5a" officeooo:paragraph-rsid="00452991"/>
    </style:style>
    <style:style style:name="P136" style:family="paragraph" style:parent-style-name="Heading_20_3">
      <style:text-properties officeooo:rsid="001d8b5a" officeooo:paragraph-rsid="00554beb"/>
    </style:style>
    <style:style style:name="P137" style:family="paragraph" style:parent-style-name="Heading_20_3">
      <style:text-properties officeooo:rsid="001d8b5a" officeooo:paragraph-rsid="005c2b43"/>
    </style:style>
    <style:style style:name="P138" style:family="paragraph" style:parent-style-name="Heading_20_3">
      <style:text-properties officeooo:rsid="001d8b5a" officeooo:paragraph-rsid="0063b381"/>
    </style:style>
    <style:style style:name="P139" style:family="paragraph" style:parent-style-name="Heading_20_3">
      <style:text-properties officeooo:rsid="001d8b5a" officeooo:paragraph-rsid="006953b3"/>
    </style:style>
    <style:style style:name="P140" style:family="paragraph" style:parent-style-name="Heading_20_3">
      <style:text-properties officeooo:rsid="001d8b5a" officeooo:paragraph-rsid="0070fc3e"/>
    </style:style>
    <style:style style:name="P141" style:family="paragraph" style:parent-style-name="Heading_20_3">
      <style:text-properties officeooo:rsid="001d8b5a" officeooo:paragraph-rsid="00743c34"/>
    </style:style>
    <style:style style:name="P142" style:family="paragraph" style:parent-style-name="Heading_20_3">
      <style:text-properties officeooo:rsid="001d8b5a" officeooo:paragraph-rsid="007da660"/>
    </style:style>
    <style:style style:name="P143" style:family="paragraph" style:parent-style-name="Heading_20_3">
      <style:text-properties officeooo:rsid="008052e5" officeooo:paragraph-rsid="008052e5"/>
    </style:style>
    <style:style style:name="P144" style:family="paragraph" style:parent-style-name="Text_20_body">
      <style:text-properties fo:font-weight="bold" officeooo:rsid="00452991" officeooo:paragraph-rsid="005d2757" style:font-weight-asian="bold" style:font-weight-complex="bold"/>
    </style:style>
    <style:style style:name="P145" style:family="paragraph" style:parent-style-name="Text_20_body" style:list-style-name="L1">
      <style:text-properties officeooo:rsid="00452991" officeooo:paragraph-rsid="00452991"/>
    </style:style>
    <style:style style:name="P146" style:family="paragraph" style:parent-style-name="Text_20_body">
      <style:text-properties officeooo:rsid="0055d802" officeooo:paragraph-rsid="00578e92"/>
    </style:style>
    <style:style style:name="P147" style:family="paragraph" style:parent-style-name="Text_20_body" style:list-style-name="L2">
      <style:text-properties officeooo:rsid="0055d802" officeooo:paragraph-rsid="0055d802"/>
    </style:style>
    <style:style style:name="P148" style:family="paragraph" style:parent-style-name="Text_20_body" style:list-style-name="L3">
      <style:text-properties officeooo:rsid="00719640" officeooo:paragraph-rsid="00719640"/>
    </style:style>
    <style:style style:name="P149" style:family="paragraph" style:parent-style-name="Text_20_body">
      <style:text-properties officeooo:rsid="00300551" officeooo:paragraph-rsid="003b295e"/>
    </style:style>
    <style:style style:name="P150" style:family="paragraph" style:parent-style-name="Heading_20_2">
      <style:text-properties officeooo:rsid="001d8b5a" officeooo:paragraph-rsid="001d8b5a"/>
    </style:style>
    <style:style style:name="P151" style:family="paragraph" style:parent-style-name="Heading_20_4">
      <style:text-properties officeooo:paragraph-rsid="00452991"/>
    </style:style>
    <style:style style:name="P152" style:family="paragraph" style:parent-style-name="Table_20_Contents">
      <style:text-properties style:font-name="Libre Baskerville" officeooo:rsid="003c7d4e" officeooo:paragraph-rsid="007cd56a" style:font-size-asian="10.5pt"/>
    </style:style>
    <style:style style:name="P153" style:family="paragraph" style:parent-style-name="Table_20_Contents">
      <style:text-properties style:font-name="Libre Baskerville" officeooo:rsid="003b4bcb" officeooo:paragraph-rsid="007cd56a" style:font-size-asian="10.5pt"/>
    </style:style>
    <style:style style:name="P154" style:family="paragraph" style:parent-style-name="Table_20_Contents">
      <style:text-properties style:font-name="Libre Baskerville" officeooo:rsid="006953b3" officeooo:paragraph-rsid="008052e5" style:font-size-asian="10.5pt"/>
    </style:style>
    <style:style style:name="T1" style:family="text">
      <style:text-properties officeooo:rsid="001d8b5a"/>
    </style:style>
    <style:style style:name="T2" style:family="text">
      <style:text-properties fo:font-weight="bold" style:font-weight-asian="bold" style:font-weight-complex="bold"/>
    </style:style>
    <style:style style:name="T3" style:family="text">
      <style:text-properties fo:font-weight="bold" officeooo:rsid="001d8b5a" style:font-weight-asian="bold" style:font-weight-complex="bold"/>
    </style:style>
    <style:style style:name="T4" style:family="text">
      <style:text-properties fo:font-weight="bold" officeooo:rsid="00452991" style:font-weight-asian="bold" style:font-weight-complex="bold"/>
    </style:style>
    <style:style style:name="T5" style:family="text">
      <style:text-properties fo:font-weight="bold" officeooo:rsid="00578e92" style:font-weight-asian="bold" style:font-weight-complex="bold"/>
    </style:style>
    <style:style style:name="T6" style:family="text">
      <style:text-properties fo:font-weight="bold" officeooo:rsid="006953b3"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officeooo:rsid="001d8b5a" style:font-weight-asian="normal" style:font-weight-complex="normal"/>
    </style:style>
    <style:style style:name="T9" style:family="text">
      <style:text-properties officeooo:rsid="001e89f7"/>
    </style:style>
    <style:style style:name="T10" style:family="text">
      <style:text-properties officeooo:rsid="00203f9b"/>
    </style:style>
    <style:style style:name="T11" style:family="text">
      <style:text-properties officeooo:rsid="0020a996"/>
    </style:style>
    <style:style style:name="T12" style:family="text">
      <style:text-properties officeooo:rsid="00220683"/>
    </style:style>
    <style:style style:name="T13" style:family="text">
      <style:text-properties officeooo:rsid="002e6b22"/>
    </style:style>
    <style:style style:name="T14" style:family="text">
      <style:text-properties officeooo:rsid="003b295e"/>
    </style:style>
    <style:style style:name="T15" style:family="text">
      <style:text-properties officeooo:rsid="003c1204"/>
    </style:style>
    <style:style style:name="T16" style:family="text">
      <style:text-properties officeooo:rsid="004157f6"/>
    </style:style>
    <style:style style:name="T17" style:family="text">
      <style:text-properties officeooo:rsid="00f0b8f5"/>
    </style:style>
    <style:style style:name="T18" style:family="text">
      <style:text-properties officeooo:rsid="00f2466d"/>
    </style:style>
    <style:style style:name="T19" style:family="text">
      <style:text-properties officeooo:rsid="00f161ff"/>
    </style:style>
    <style:style style:name="T20" style:family="text">
      <style:text-properties officeooo:rsid="0042002c"/>
    </style:style>
    <style:style style:name="T21" style:family="text">
      <style:text-properties officeooo:rsid="0042bf84"/>
    </style:style>
    <style:style style:name="T22" style:family="text">
      <style:text-properties officeooo:rsid="00452991"/>
    </style:style>
    <style:style style:name="T23" style:family="text">
      <style:text-properties officeooo:rsid="0046e87f"/>
    </style:style>
    <style:style style:name="T24" style:family="text">
      <style:text-properties officeooo:rsid="00479b81"/>
    </style:style>
    <style:style style:name="T25" style:family="text">
      <style:text-properties officeooo:rsid="0047c2b9"/>
    </style:style>
    <style:style style:name="T26" style:family="text">
      <style:text-properties officeooo:rsid="004ac94d"/>
    </style:style>
    <style:style style:name="T27" style:family="text">
      <style:text-properties officeooo:rsid="004b8a63"/>
    </style:style>
    <style:style style:name="T28" style:family="text">
      <style:text-properties officeooo:rsid="004c31fa"/>
    </style:style>
    <style:style style:name="T29" style:family="text">
      <style:text-properties officeooo:rsid="004cfacb"/>
    </style:style>
    <style:style style:name="T30" style:family="text">
      <style:text-properties officeooo:rsid="004ea72c"/>
    </style:style>
    <style:style style:name="T31" style:family="text">
      <style:text-properties officeooo:rsid="004fbe52"/>
    </style:style>
    <style:style style:name="T32" style:family="text">
      <style:text-properties officeooo:rsid="00501232"/>
    </style:style>
    <style:style style:name="T33" style:family="text">
      <style:text-properties officeooo:rsid="00554beb"/>
    </style:style>
    <style:style style:name="T34" style:family="text">
      <style:text-properties officeooo:rsid="0055d802"/>
    </style:style>
    <style:style style:name="T35" style:family="text">
      <style:text-properties officeooo:rsid="00578e92"/>
    </style:style>
    <style:style style:name="T36" style:family="text">
      <style:text-properties officeooo:rsid="005c2b43"/>
    </style:style>
    <style:style style:name="T37" style:family="text">
      <style:text-properties style:font-name="Libre Baskerville" officeooo:rsid="005d2757" style:font-size-asian="10.5pt"/>
    </style:style>
    <style:style style:name="T38" style:family="text">
      <style:text-properties style:font-name="Libre Baskerville" officeooo:rsid="005e903e" style:font-size-asian="10.5pt"/>
    </style:style>
    <style:style style:name="T39" style:family="text">
      <style:text-properties officeooo:rsid="005e903e"/>
    </style:style>
    <style:style style:name="T40" style:family="text">
      <style:text-properties officeooo:rsid="00600a4c"/>
    </style:style>
    <style:style style:name="T41" style:family="text">
      <style:text-properties officeooo:rsid="0061ff01"/>
    </style:style>
    <style:style style:name="T42" style:family="text">
      <style:text-properties officeooo:rsid="0063b381"/>
    </style:style>
    <style:style style:name="T43" style:family="text">
      <style:text-properties officeooo:rsid="00671582"/>
    </style:style>
    <style:style style:name="T44" style:family="text">
      <style:text-properties officeooo:rsid="00694970"/>
    </style:style>
    <style:style style:name="T45" style:family="text">
      <style:text-properties officeooo:rsid="006953b3"/>
    </style:style>
    <style:style style:name="T46" style:family="text">
      <style:text-properties officeooo:rsid="006d88c4"/>
    </style:style>
    <style:style style:name="T47" style:family="text">
      <style:text-properties officeooo:rsid="006f22c8"/>
    </style:style>
    <style:style style:name="T48" style:family="text">
      <style:text-properties officeooo:rsid="007a7d17"/>
    </style:style>
    <style:style style:name="T49" style:family="text">
      <style:text-properties officeooo:rsid="007cd56a"/>
    </style:style>
    <style:style style:name="T50" style:family="text">
      <style:text-properties officeooo:rsid="002d0b1b"/>
    </style:style>
    <style:style style:name="T51" style:family="text">
      <style:text-properties officeooo:rsid="007da660"/>
    </style:style>
    <style:style style:name="T52" style:family="text">
      <style:text-properties officeooo:rsid="007ed644"/>
    </style:style>
    <style:style style:name="T53" style:family="text">
      <style:text-properties officeooo:rsid="00806bb9"/>
    </style:style>
    <style:style style:name="T54" style:family="text">
      <style:text-properties officeooo:rsid="00819ebd"/>
    </style:style>
    <style:style style:name="T55" style:family="text">
      <style:text-properties officeooo:rsid="0083bb57"/>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5201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Open Adventure</text:h>
      <text:p text:style-name="P111">CUSTOM <text:span text:style-name="T1">CHARACTER CREATION MANUAL</text:span></text:p>
      <text:p text:style-name="P7">v.1.<text:span text:style-name="T55">1</text:span> – Copyright 2015 Kyle Meckle<text:span text:style-name="T13">m. Creative Commons Sharealike CC BY-SA</text:span></text:p>
      <text:p text:style-name="Text_20_body"/>
      <text:h text:style-name="Heading_20_2" text:outline-level="2">Introduction</text:h>
      <text:p text:style-name="P2">This document is designed to serve as an interim tool for creating custom creatures and characters for the OPEN ADVENTURE (OA) game. The contents of this document will be assimilated into the <text:span text:style-name="T2">Game Master's Rulebook</text:span> (<text:span text:style-name="T2">GMR</text:span>) as soon as that book is released. Once the GMR is published, it will supersede any rules proclaimed here because it will be a more complete and robust source of custom creation content and rules. That said, this document can be used to create balanced and well-thought-<text:span text:style-name="T25">out</text:span> <text:span text:style-name="T2">Non-Player-Characters</text:span> (<text:span text:style-name="T7">NPC</text:span>s) for OA.</text:p>
      <text:h text:style-name="P150" text:outline-level="2">Step-by-Step Character Creation</text:h>
      <text:p text:style-name="P1"><text:span text:style-name="T1">Designing an NPC is different that a </text:span><text:span text:style-name="T3">Player Character</text:span><text:span text:style-name="T1"> (</text:span><text:span text:style-name="T3">PC</text:span><text:span text:style-name="T1">) in that NPCs do not usually require as much detail and background as a PC. NPCs usually serve a temporary purpose or primarily as a protagonist in combat. However, NPCs can often afford to come in more exotic flavors than PCs. For these reasons and others, the creation process for NPCs is not the same as that found in the OPEN ADVENTURE </text:span><text:span text:style-name="T3">Basic Rulebook</text:span><text:span text:style-name="T8">; though this document should not be thought of as a replacement for the BASIC RULEBOOK. In fact, if you have not yet; you should familiarize yourself with the player character creation process in the BASIC RULEBOOK. The rulebook, along with many other OA related products, can be found at: http://geekguild.com/openadventure/</text:span></text:p>
      <text:p text:style-name="P4">Below is a list of steps you should follow to create an NPC for OA.</text:p>
      <text:h text:style-name="P131" text:outline-level="3">Step 1: Choose an Experience Level</text:h>
      <text:p text:style-name="P1"><text:span text:style-name="T1">To begin, choose a desired level for your character from the table below. Once chosen, make note of the number of </text:span><text:span text:style-name="T3">Character Points</text:span><text:span text:style-name="T1"> (</text:span><text:span text:style-name="T3">CP</text:span><text:span text:style-name="T1">) you'll have to work with when designing your custom NPC.</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Table_20_Heading">Experience Level Stats</text:p>
          </table:table-cell>
          <table:covered-table-cell/>
          <table:covered-table-cell/>
          <table:covered-table-cell/>
          <table:covered-table-cell/>
          <table:covered-table-cell/>
        </table:table-row>
        <table:table-row>
          <table:table-cell table:style-name="Table1.A2" office:value-type="string">
            <text:p text:style-name="Table_20_Subtitle">Level</text:p>
          </table:table-cell>
          <table:table-cell table:style-name="Table1.A2" office:value-type="string">
            <text:p text:style-name="Table_20_Subtitle">Character Points</text:p>
          </table:table-cell>
          <table:table-cell table:style-name="Table1.A2" office:value-type="string">
            <text:p text:style-name="Table_20_Subtitle">H<text:span text:style-name="T24">ealth/Stamina</text:span></text:p>
          </table:table-cell>
          <table:table-cell table:style-name="Table1.A2" office:value-type="string">
            <text:p text:style-name="P92">XP Given</text:p>
          </table:table-cell>
          <table:table-cell table:style-name="Table1.A2" office:value-type="string">
            <text:p text:style-name="P92">Bonus XP</text:p>
          </table:table-cell>
          <table:table-cell table:style-name="Table1.A2" office:value-type="string">
            <text:p text:style-name="P92">Feats/Talents</text:p>
          </table:table-cell>
        </table:table-row>
        <table:table-row>
          <table:table-cell table:style-name="Table1.A3" office:value-type="string">
            <text:p text:style-name="P37">0</text:p>
          </table:table-cell>
          <table:table-cell table:style-name="Table1.A3" office:value-type="string">
            <text:p text:style-name="P37">25</text:p>
          </table:table-cell>
          <table:table-cell table:style-name="Table1.A3" office:value-type="string">
            <text:p text:style-name="P42">1d6-1 (min. 1)</text:p>
          </table:table-cell>
          <table:table-cell table:style-name="Table1.A3" office:value-type="string">
            <text:p text:style-name="P37">5 XP</text:p>
          </table:table-cell>
          <table:table-cell table:style-name="Table1.A3" office:value-type="string">
            <text:p text:style-name="P37">1 XP</text:p>
          </table:table-cell>
          <table:table-cell table:style-name="Table1.A3" office:value-type="string">
            <text:p text:style-name="P37">0</text:p>
          </table:table-cell>
        </table:table-row>
        <table:table-row>
          <table:table-cell table:style-name="Table1.A3" office:value-type="string">
            <text:p text:style-name="P37">1</text:p>
          </table:table-cell>
          <table:table-cell table:style-name="Table1.A3" office:value-type="string">
            <text:p text:style-name="P37">30</text:p>
          </table:table-cell>
          <table:table-cell table:style-name="Table1.A3" office:value-type="string">
            <text:p text:style-name="P37">1d6+1</text:p>
          </table:table-cell>
          <table:table-cell table:style-name="Table1.A3" office:value-type="string">
            <text:p text:style-name="P37">10 XP</text:p>
          </table:table-cell>
          <table:table-cell table:style-name="Table1.A3" office:value-type="string">
            <text:p text:style-name="P37">2 XP</text:p>
          </table:table-cell>
          <table:table-cell table:style-name="Table1.A3" office:value-type="string">
            <text:p text:style-name="P37">1</text:p>
          </table:table-cell>
        </table:table-row>
        <table:table-row>
          <table:table-cell table:style-name="Table1.A3" office:value-type="string">
            <text:p text:style-name="P37">2</text:p>
          </table:table-cell>
          <table:table-cell table:style-name="Table1.A3" office:value-type="string">
            <text:p text:style-name="P37">35</text:p>
          </table:table-cell>
          <table:table-cell table:style-name="Table1.A3" office:value-type="string">
            <text:p text:style-name="P38">2d6+2</text:p>
          </table:table-cell>
          <table:table-cell table:style-name="Table1.A3" office:value-type="string">
            <text:p text:style-name="P37">20 XP</text:p>
          </table:table-cell>
          <table:table-cell table:style-name="Table1.A3" office:value-type="string">
            <text:p text:style-name="P37">4 XP</text:p>
          </table:table-cell>
          <table:table-cell table:style-name="Table1.A3" office:value-type="string">
            <text:p text:style-name="P37">2</text:p>
          </table:table-cell>
        </table:table-row>
        <table:table-row>
          <table:table-cell table:style-name="Table1.A3" office:value-type="string">
            <text:p text:style-name="P37">3</text:p>
          </table:table-cell>
          <table:table-cell table:style-name="Table1.A3" office:value-type="string">
            <text:p text:style-name="P37">40</text:p>
          </table:table-cell>
          <table:table-cell table:style-name="Table1.A3" office:value-type="string">
            <text:p text:style-name="P37">3d6+3</text:p>
          </table:table-cell>
          <table:table-cell table:style-name="Table1.A3" office:value-type="string">
            <text:p text:style-name="P37">30 XP</text:p>
          </table:table-cell>
          <table:table-cell table:style-name="Table1.A3" office:value-type="string">
            <text:p text:style-name="P37">6 XP</text:p>
          </table:table-cell>
          <table:table-cell table:style-name="Table1.A3" office:value-type="string">
            <text:p text:style-name="P37">3</text:p>
          </table:table-cell>
        </table:table-row>
        <table:table-row>
          <table:table-cell table:style-name="Table1.A3" office:value-type="string">
            <text:p text:style-name="P37">4</text:p>
          </table:table-cell>
          <table:table-cell table:style-name="Table1.A3" office:value-type="string">
            <text:p text:style-name="P37">45</text:p>
          </table:table-cell>
          <table:table-cell table:style-name="Table1.A3" office:value-type="string">
            <text:p text:style-name="P37">4d6+4</text:p>
          </table:table-cell>
          <table:table-cell table:style-name="Table1.A3" office:value-type="string">
            <text:p text:style-name="P37">40 XP</text:p>
          </table:table-cell>
          <table:table-cell table:style-name="Table1.A3" office:value-type="string">
            <text:p text:style-name="P37">8 XP</text:p>
          </table:table-cell>
          <table:table-cell table:style-name="Table1.A3" office:value-type="string">
            <text:p text:style-name="P37">4</text:p>
          </table:table-cell>
        </table:table-row>
        <table:table-row>
          <table:table-cell table:style-name="Table1.A2" office:value-type="string">
            <text:p text:style-name="P37">5</text:p>
          </table:table-cell>
          <table:table-cell table:style-name="Table1.A2" office:value-type="string">
            <text:p text:style-name="P37">50</text:p>
          </table:table-cell>
          <table:table-cell table:style-name="Table1.A2" office:value-type="string">
            <text:p text:style-name="P37">5d6+5</text:p>
          </table:table-cell>
          <table:table-cell table:style-name="Table1.A2" office:value-type="string">
            <text:p text:style-name="P37">50 XP</text:p>
          </table:table-cell>
          <table:table-cell table:style-name="Table1.A2" office:value-type="string">
            <text:p text:style-name="P37">10 XP</text:p>
          </table:table-cell>
          <table:table-cell table:style-name="Table1.A2" office:value-type="string">
            <text:p text:style-name="P37">5</text:p>
          </table:table-cell>
        </table:table-row>
      </table:table>
      <text:p text:style-name="P2"><text:line-break/><text:span text:style-name="T9">To use the table above, choose a level for your NPC. Your character will be given a number of CP you can use in the following steps–depending on their level. The number of health and stamina points an NPC gets is also level-dependent. If an NPC is defeated in combat (either by being destroyed, through surrender, retreat or another means) they will give out a number of XP listed for the experience level chosen. NPCs who are exceptionally dangerous or unusually difficult to defeat (e.g. a special or magical weapon is needed to inflict damage on the NPC) will give bonus XP, when defeated. Assign the listed amount of bonus XP for each trait or feature the NPC possesses which is considered “special” or “exceptionally dangerous”. Lastly, the number of feats or talents an NPC can have is listed for the chosen level of that character (more details are listed later in this document).</text:span></text:p>
      <text:p text:style-name="P3">NOTE: Experience levels <text:span text:style-name="T26">0</text:span> through 5 are listed above. For NPCs of levels higher than level 5, simply continue the natural progression of each of the listed traits. FOR EXAMPLE, a level 6 character would have 55 CP, 6d6+6 HP <text:span text:style-name="T26">&amp; SP</text:span>, 60 XP, 12 Bonus XP and 6 feats/talents.</text:p>
      <text:h text:style-name="P132" text:outline-level="3">Step <text:span text:style-name="T10">2</text:span>: <text:span text:style-name="T11">Choose a Creature Type</text:span></text:h>
      <text:p text:style-name="P6"><text:span text:style-name="T27">Various</text:span> creature types are listed below. Choose the type you feel best fits the type of NPC you wish to create. The minimum and maximum possible traits is listed for each creature type. NOTE: You cannot choose a creature type who's total minimum traits <text:span text:style-name="T28">are</text:span> greater than the number of character points you have alloted from the previous step. In other words, if you only have 25 CP, you cannot choose a creature type that needs at least 30 CP.</text:p>
      <text:p text:style-name="P6">It should be noted that in step 3 you'll choose the size of your character, which will dictate the strength and vitality of your NPC. Be sure to <text:span text:style-name="T29">save</text:span> a few character points for step 3.</text:p>
      <table:table table:name="Table2" table:style-name="Table2">
        <table:table-column table:style-name="Table2.A" table:number-columns-repeated="6"/>
        <table:table-row>
          <table:table-cell table:style-name="Table2.A1" table:number-columns-spanned="6" office:value-type="string">
            <text:p text:style-name="P112">Creature Types &amp; Trait Min/Max</text:p>
          </table:table-cell>
          <table:covered-table-cell/>
          <table:covered-table-cell/>
          <table:covered-table-cell/>
          <table:covered-table-cell/>
          <table:covered-table-cell/>
        </table:table-row>
        <table:table-row>
          <table:table-cell table:style-name="Table2.A2" office:value-type="string">
            <text:p text:style-name="P93">Type</text:p>
          </table:table-cell>
          <table:table-cell table:style-name="Table2.A2" office:value-type="string">
            <text:p text:style-name="P93">Perception</text:p>
          </table:table-cell>
          <table:table-cell table:style-name="Table2.A2" office:value-type="string">
            <text:p text:style-name="P93">Intelligence</text:p>
          </table:table-cell>
          <table:table-cell table:style-name="Table2.A2" office:value-type="string">
            <text:p text:style-name="P93">Dexterity</text:p>
          </table:table-cell>
          <table:table-cell table:style-name="Table2.A2" office:value-type="string">
            <text:p text:style-name="P93">Charisma</text:p>
          </table:table-cell>
          <table:table-cell table:style-name="Table2.A2" office:value-type="string">
            <text:p text:style-name="P93">Magic</text:p>
          </table:table-cell>
        </table:table-row>
        <table:table-row>
          <table:table-cell table:style-name="Table2.A3" office:value-type="string">
            <text:p text:style-name="P39">Aberration</text:p>
          </table:table-cell>
          <table:table-cell table:style-name="Table2.A3" office:value-type="string">
            <text:p text:style-name="P43">2 <text:span text:style-name="T49">to </text:span>8</text:p>
          </table:table-cell>
          <table:table-cell table:style-name="Table2.A3" office:value-type="string">
            <text:p text:style-name="P44">1 <text:span text:style-name="T49">to </text:span>9</text:p>
          </table:table-cell>
          <table:table-cell table:style-name="Table2.A3" office:value-type="string">
            <text:p text:style-name="P44">4 <text:span text:style-name="T49">to </text:span>8</text:p>
          </table:table-cell>
          <table:table-cell table:style-name="Table2.A3" office:value-type="string">
            <text:p text:style-name="P44">1 <text:span text:style-name="T49">to </text:span>9</text:p>
          </table:table-cell>
          <table:table-cell table:style-name="Table2.A3" office:value-type="string">
            <text:p text:style-name="P44">– <text:span text:style-name="T49">to </text:span>6</text:p>
          </table:table-cell>
        </table:table-row>
        <table:table-row>
          <table:table-cell table:style-name="Table2.A3" office:value-type="string">
            <text:p text:style-name="P39">Animal</text:p>
          </table:table-cell>
          <table:table-cell table:style-name="Table2.A3" office:value-type="string">
            <text:p text:style-name="P76">4<text:span text:style-name="T50"> to </text:span>7</text:p>
          </table:table-cell>
          <table:table-cell table:style-name="Table2.A3" office:value-type="string">
            <text:p text:style-name="P41">–<text:span text:style-name="T50"> to 5</text:span></text:p>
          </table:table-cell>
          <table:table-cell table:style-name="Table2.A3" office:value-type="string">
            <text:p text:style-name="P76">5<text:span text:style-name="T50"> to </text:span>8</text:p>
          </table:table-cell>
          <table:table-cell table:style-name="Table2.A3" office:value-type="string">
            <text:p text:style-name="P76">1<text:span text:style-name="T50"> to </text:span>7</text:p>
          </table:table-cell>
          <table:table-cell table:style-name="Table2.A3" office:value-type="string">
            <text:p text:style-name="P41">–<text:span text:style-name="T50"> to 3</text:span></text:p>
          </table:table-cell>
        </table:table-row>
        <table:table-row>
          <table:table-cell table:style-name="Table2.A3" office:value-type="string">
            <text:p text:style-name="P39">Celestial</text:p>
          </table:table-cell>
          <table:table-cell table:style-name="Table2.A3" office:value-type="string">
            <text:p text:style-name="P76">7<text:span text:style-name="T50"> to Any</text:span></text:p>
          </table:table-cell>
          <table:table-cell table:style-name="Table2.A3" office:value-type="string">
            <text:p text:style-name="P76">5<text:span text:style-name="T50"> to Any</text:span></text:p>
          </table:table-cell>
          <table:table-cell table:style-name="Table2.A3" office:value-type="string">
            <text:p text:style-name="P76">7<text:span text:style-name="T50"> to </text:span>11</text:p>
          </table:table-cell>
          <table:table-cell table:style-name="Table2.A3" office:value-type="string">
            <text:p text:style-name="P76">6<text:span text:style-name="T50"> to </text:span>15</text:p>
          </table:table-cell>
          <table:table-cell table:style-name="Table2.A3" office:value-type="string">
            <text:p text:style-name="P76">5<text:span text:style-name="T50"> to Any</text:span></text:p>
          </table:table-cell>
        </table:table-row>
        <table:table-row>
          <table:table-cell table:style-name="Table2.A3" office:value-type="string">
            <text:p text:style-name="P39">Construct</text:p>
          </table:table-cell>
          <table:table-cell table:style-name="Table2.A3" office:value-type="string">
            <text:p text:style-name="P77">1<text:span text:style-name="T50"> to </text:span>5</text:p>
          </table:table-cell>
          <table:table-cell table:style-name="Table2.A3" office:value-type="string">
            <text:p text:style-name="P77">–<text:span text:style-name="T50"> to </text:span>5</text:p>
          </table:table-cell>
          <table:table-cell table:style-name="Table2.A3" office:value-type="string">
            <text:p text:style-name="P77">4<text:span text:style-name="T50"> to </text:span>7</text:p>
          </table:table-cell>
          <table:table-cell table:style-name="Table2.A3" office:value-type="string">
            <text:p text:style-name="P77">–<text:span text:style-name="T50"> to </text:span>7</text:p>
          </table:table-cell>
          <table:table-cell table:style-name="Table2.A3" office:value-type="string">
            <text:p text:style-name="P41">–<text:span text:style-name="T50"> to 5</text:span></text:p>
          </table:table-cell>
        </table:table-row>
        <table:table-row>
          <table:table-cell table:style-name="Table2.A3" office:value-type="string">
            <text:p text:style-name="P39">Dragon</text:p>
          </table:table-cell>
          <table:table-cell table:style-name="Table2.A3" office:value-type="string">
            <text:p text:style-name="P76">5 <text:span text:style-name="T50"><text:s/>to </text:span>8</text:p>
          </table:table-cell>
          <table:table-cell table:style-name="Table2.A3" office:value-type="string">
            <text:p text:style-name="P76">2<text:span text:style-name="T50"> to </text:span>10</text:p>
          </table:table-cell>
          <table:table-cell table:style-name="Table2.A3" office:value-type="string">
            <text:p text:style-name="P76">5<text:span text:style-name="T50"> to </text:span>8</text:p>
          </table:table-cell>
          <table:table-cell table:style-name="Table2.A3" office:value-type="string">
            <text:p text:style-name="P76">5<text:span text:style-name="T50"> to </text:span>10</text:p>
          </table:table-cell>
          <table:table-cell table:style-name="Table2.A3" office:value-type="string">
            <text:p text:style-name="P76"><text:span text:style-name="T33">1 to </text:span>10</text:p>
          </table:table-cell>
        </table:table-row>
        <table:table-row>
          <table:table-cell table:style-name="Table2.A3" office:value-type="string">
            <text:p text:style-name="P39">Elemental</text:p>
          </table:table-cell>
          <table:table-cell table:style-name="Table2.A3" office:value-type="string">
            <text:p text:style-name="P78">5<text:span text:style-name="T50"> to </text:span>8</text:p>
          </table:table-cell>
          <table:table-cell table:style-name="Table2.A3" office:value-type="string">
            <text:p text:style-name="P78">2<text:span text:style-name="T50"> to </text:span>9</text:p>
          </table:table-cell>
          <table:table-cell table:style-name="Table2.A3" office:value-type="string">
            <text:p text:style-name="P78">4<text:span text:style-name="T50"> to </text:span>10</text:p>
          </table:table-cell>
          <table:table-cell table:style-name="Table2.A3" office:value-type="string">
            <text:p text:style-name="P78">2<text:span text:style-name="T50"> to </text:span>10</text:p>
          </table:table-cell>
          <table:table-cell table:style-name="Table2.A3" office:value-type="string">
            <text:p text:style-name="P78">2<text:span text:style-name="T50"> to </text:span>8</text:p>
          </table:table-cell>
        </table:table-row>
        <table:table-row>
          <table:table-cell table:style-name="Table2.A3" office:value-type="string">
            <text:p text:style-name="P39">Fey</text:p>
          </table:table-cell>
          <table:table-cell table:style-name="Table2.A3" office:value-type="string">
            <text:p text:style-name="P79">6<text:span text:style-name="T50"> to </text:span>7</text:p>
          </table:table-cell>
          <table:table-cell table:style-name="Table2.A3" office:value-type="string">
            <text:p text:style-name="P79">5<text:span text:style-name="T50"> to </text:span>7</text:p>
          </table:table-cell>
          <table:table-cell table:style-name="Table2.A3" office:value-type="string">
            <text:p text:style-name="P79">6<text:span text:style-name="T50"> to </text:span>8</text:p>
          </table:table-cell>
          <table:table-cell table:style-name="Table2.A3" office:value-type="string">
            <text:p text:style-name="P79">5<text:span text:style-name="T50"> to </text:span>9</text:p>
          </table:table-cell>
          <table:table-cell table:style-name="Table2.A3" office:value-type="string">
            <text:p text:style-name="P79">5<text:span text:style-name="T50"> to </text:span>8</text:p>
          </table:table-cell>
        </table:table-row>
        <table:table-row>
          <table:table-cell table:style-name="Table2.A3" office:value-type="string">
            <text:p text:style-name="P39">Fiend</text:p>
          </table:table-cell>
          <table:table-cell table:style-name="Table2.A3" office:value-type="string">
            <text:p text:style-name="P80">4<text:span text:style-name="T50"> to </text:span>8</text:p>
          </table:table-cell>
          <table:table-cell table:style-name="Table2.A3" office:value-type="string">
            <text:p text:style-name="P80">1<text:span text:style-name="T50"> to </text:span>9</text:p>
          </table:table-cell>
          <table:table-cell table:style-name="Table2.A3" office:value-type="string">
            <text:p text:style-name="P80">4<text:span text:style-name="T50"> to </text:span>10</text:p>
          </table:table-cell>
          <table:table-cell table:style-name="Table2.A3" office:value-type="string">
            <text:p text:style-name="P80">1<text:span text:style-name="T50"> to Any</text:span></text:p>
          </table:table-cell>
          <table:table-cell table:style-name="Table2.A3" office:value-type="string">
            <text:p text:style-name="P80">1<text:span text:style-name="T50"> to Any</text:span></text:p>
          </table:table-cell>
        </table:table-row>
        <table:table-row>
          <table:table-cell table:style-name="Table2.A3" office:value-type="string">
            <text:p text:style-name="P39">Giant</text:p>
          </table:table-cell>
          <table:table-cell table:style-name="Table2.A3" office:value-type="string">
            <text:p text:style-name="P81">4<text:span text:style-name="T50"> to </text:span>9</text:p>
          </table:table-cell>
          <table:table-cell table:style-name="Table2.A3" office:value-type="string">
            <text:p text:style-name="P81">2<text:span text:style-name="T50"> to </text:span>8</text:p>
          </table:table-cell>
          <table:table-cell table:style-name="Table2.A3" office:value-type="string">
            <text:p text:style-name="P81">4<text:span text:style-name="T50"> to </text:span>7</text:p>
          </table:table-cell>
          <table:table-cell table:style-name="Table2.A3" office:value-type="string">
            <text:p text:style-name="P81">3<text:span text:style-name="T50"> to </text:span>9</text:p>
          </table:table-cell>
          <table:table-cell table:style-name="Table2.A3" office:value-type="string">
            <text:p text:style-name="P41">–<text:span text:style-name="T50"> to 9</text:span></text:p>
          </table:table-cell>
        </table:table-row>
        <table:table-row>
          <table:table-cell table:style-name="Table2.A3" office:value-type="string">
            <text:p text:style-name="P39">Humanoid</text:p>
          </table:table-cell>
          <table:table-cell table:style-name="Table2.A3" office:value-type="string">
            <text:p text:style-name="P76">4<text:span text:style-name="T50"> to </text:span>8</text:p>
          </table:table-cell>
          <table:table-cell table:style-name="Table2.A3" office:value-type="string">
            <text:p text:style-name="P76">4<text:span text:style-name="T50"> to </text:span>10</text:p>
          </table:table-cell>
          <table:table-cell table:style-name="Table2.A3" office:value-type="string">
            <text:p text:style-name="P76">4<text:span text:style-name="T50"> to </text:span>7</text:p>
          </table:table-cell>
          <table:table-cell table:style-name="Table2.A3" office:value-type="string">
            <text:p text:style-name="P76">4<text:span text:style-name="T50"> to </text:span>7</text:p>
          </table:table-cell>
          <table:table-cell table:style-name="Table2.A3" office:value-type="string">
            <text:p text:style-name="P41">–<text:span text:style-name="T50"> to 10</text:span></text:p>
          </table:table-cell>
        </table:table-row>
        <table:table-row>
          <table:table-cell table:style-name="Table2.A3" office:value-type="string">
            <text:p text:style-name="P39">Monstrosity</text:p>
          </table:table-cell>
          <table:table-cell table:style-name="Table2.A3" office:value-type="string">
            <text:p text:style-name="P76">4<text:span text:style-name="T50"> to </text:span>7</text:p>
          </table:table-cell>
          <table:table-cell table:style-name="Table2.A3" office:value-type="string">
            <text:p text:style-name="P41">–<text:span text:style-name="T50"> to 5</text:span></text:p>
          </table:table-cell>
          <table:table-cell table:style-name="Table2.A3" office:value-type="string">
            <text:p text:style-name="P76">4<text:span text:style-name="T50"> to </text:span>9</text:p>
          </table:table-cell>
          <table:table-cell table:style-name="Table2.A3" office:value-type="string">
            <text:p text:style-name="P76">2<text:span text:style-name="T50"> to </text:span>7</text:p>
          </table:table-cell>
          <table:table-cell table:style-name="Table2.A3" office:value-type="string">
            <text:p text:style-name="P41">–<text:span text:style-name="T50"> to 10</text:span></text:p>
          </table:table-cell>
        </table:table-row>
        <table:table-row>
          <table:table-cell table:style-name="Table2.A3" office:value-type="string">
            <text:p text:style-name="P39">Ooze</text:p>
          </table:table-cell>
          <table:table-cell table:style-name="Table2.A3" office:value-type="string">
            <text:p text:style-name="P82">3<text:span text:style-name="T50"> to </text:span>3</text:p>
          </table:table-cell>
          <table:table-cell table:style-name="Table2.A3" office:value-type="string">
            <text:p text:style-name="P82">–<text:span text:style-name="T50"> to </text:span>1</text:p>
          </table:table-cell>
          <table:table-cell table:style-name="Table2.A3" office:value-type="string">
            <text:p text:style-name="P82">1<text:span text:style-name="T50"> to </text:span>3</text:p>
          </table:table-cell>
          <table:table-cell table:style-name="Table2.A3" office:value-type="string">
            <text:p text:style-name="P41">–<text:span text:style-name="T50"> to 2</text:span></text:p>
          </table:table-cell>
          <table:table-cell table:style-name="Table2.A3" office:value-type="string">
            <text:p text:style-name="P40">–</text:p>
          </table:table-cell>
        </table:table-row>
        <table:table-row>
          <table:table-cell table:style-name="Table2.A3" office:value-type="string">
            <text:p text:style-name="P39">Plant</text:p>
          </table:table-cell>
          <table:table-cell table:style-name="Table2.A3" office:value-type="string">
            <text:p text:style-name="P41">–<text:span text:style-name="T50"> to 8</text:span></text:p>
          </table:table-cell>
          <table:table-cell table:style-name="Table2.A3" office:value-type="string">
            <text:p text:style-name="P41">–<text:span text:style-name="T50"> to 6</text:span></text:p>
          </table:table-cell>
          <table:table-cell table:style-name="Table2.A3" office:value-type="string">
            <text:p text:style-name="P41">–<text:span text:style-name="T50"> to 6</text:span></text:p>
          </table:table-cell>
          <table:table-cell table:style-name="Table2.A3" office:value-type="string">
            <text:p text:style-name="P41">–<text:span text:style-name="T50"> to 6</text:span></text:p>
          </table:table-cell>
          <table:table-cell table:style-name="Table2.A3" office:value-type="string">
            <text:p text:style-name="P41">–<text:span text:style-name="T50"> to 5</text:span></text:p>
          </table:table-cell>
        </table:table-row>
        <table:table-row>
          <table:table-cell table:style-name="Table2.A2" office:value-type="string">
            <text:p text:style-name="P39">Undead</text:p>
          </table:table-cell>
          <table:table-cell table:style-name="Table2.A2" office:value-type="string">
            <text:p text:style-name="P83">5<text:span text:style-name="T50"> to </text:span>9</text:p>
          </table:table-cell>
          <table:table-cell table:style-name="Table2.A2" office:value-type="string">
            <text:p text:style-name="P83">2<text:span text:style-name="T50"> to </text:span>10</text:p>
          </table:table-cell>
          <table:table-cell table:style-name="Table2.A2" office:value-type="string">
            <text:p text:style-name="P83">4<text:span text:style-name="T50"> to </text:span>10</text:p>
          </table:table-cell>
          <table:table-cell table:style-name="Table2.A2" office:value-type="string">
            <text:p text:style-name="P83">2<text:span text:style-name="T50"> to </text:span>10</text:p>
          </table:table-cell>
          <table:table-cell table:style-name="Table2.A2" office:value-type="string">
            <text:p text:style-name="P41">–<text:span text:style-name="T50"> to 10</text:span></text:p>
          </table:table-cell>
        </table:table-row>
      </table:table>
      <text:p text:style-name="Text_20_body"><text:line-break/><text:span text:style-name="T12">The primary traits listed above outline the minimum and maximum values for each of the creature types. The minimum number is the value listed to the left of the word “to”, and the maximum number is the value on the right of the word “to”.</text:span></text:p>
      <text:p text:style-name="P149">Assign most of the character points for your NPC amongst the five primary traits listed. Note that you'll need a few points remaining for the following step 3 (see below). A number of CP must be assigned to each trait equal to or greater than the minimum listed. Similarly, no trait can have assigned to it a number <text:span text:style-name="T30">of</text:span> character points greater than the listed maximum.</text:p>
      <text:h text:style-name="P133" text:outline-level="3">Step <text:span text:style-name="T14">3</text:span>: <text:span text:style-name="T11">Choose a Character Size</text:span></text:h>
      <text:p text:style-name="P8">The size of a character determines the strength and vitality of the character's body. The larger the character, the stronger and more robust it is. The sizes listed in the table below have relative labels assigned to them, but each size is measured in units of “spaces” (where 1 space equals 1 meter of length). A normal adult human has a “medium” size (two spaces tall). For characters of sizes greater than the ones listed in the table, <text:span text:style-name="T10">simply continue the natural progression of each of the listed trait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113">Character Size</text:p>
          </table:table-cell>
          <table:covered-table-cell/>
          <table:covered-table-cell/>
          <table:covered-table-cell/>
          <table:covered-table-cell/>
        </table:table-row>
        <table:table-row>
          <table:table-cell table:style-name="Table3.A2" office:value-type="string">
            <text:p text:style-name="P94">Size</text:p>
          </table:table-cell>
          <table:table-cell table:style-name="Table3.A2" office:value-type="string">
            <text:p text:style-name="P97">Height</text:p>
          </table:table-cell>
          <table:table-cell table:style-name="Table3.A2" office:value-type="string">
            <text:p text:style-name="P94">Strength</text:p>
          </table:table-cell>
          <table:table-cell table:style-name="Table3.A2" office:value-type="string">
            <text:p text:style-name="P94">Vitality</text:p>
          </table:table-cell>
          <table:table-cell table:style-name="Table3.A2" office:value-type="string">
            <text:p text:style-name="P94">HP/SP M<text:span text:style-name="T31">ultiplier</text:span></text:p>
          </table:table-cell>
        </table:table-row>
        <table:table-row>
          <table:table-cell table:style-name="Table3.A3" office:value-type="string">
            <text:p text:style-name="P45">Diminutive</text:p>
          </table:table-cell>
          <table:table-cell table:style-name="Table3.A3" office:value-type="string">
            <text:p text:style-name="P45">¼ space</text:p>
          </table:table-cell>
          <table:table-cell table:style-name="Table3.A3" office:value-type="string">
            <text:p text:style-name="P47">–<text:span text:style-name="T50"> to 4</text:span></text:p>
          </table:table-cell>
          <table:table-cell table:style-name="Table3.A3" office:value-type="string">
            <text:p text:style-name="P47">–<text:span text:style-name="T50"> to 4</text:span></text:p>
          </table:table-cell>
          <table:table-cell table:style-name="Table3.A3" office:value-type="string">
            <text:p text:style-name="P45">HP/SP <text:span text:style-name="T15">x 0.25</text:span></text:p>
          </table:table-cell>
        </table:table-row>
        <table:table-row>
          <table:table-cell table:style-name="Table3.A3" office:value-type="string">
            <text:p text:style-name="P45">Tiny</text:p>
          </table:table-cell>
          <table:table-cell table:style-name="Table3.A3" office:value-type="string">
            <text:p text:style-name="P45">½ space</text:p>
          </table:table-cell>
          <table:table-cell table:style-name="Table3.A3" office:value-type="string">
            <text:p text:style-name="P152">1 to 5</text:p>
          </table:table-cell>
          <table:table-cell table:style-name="Table3.A3" office:value-type="string">
            <text:p text:style-name="P152">1 to 5</text:p>
          </table:table-cell>
          <table:table-cell table:style-name="Table3.A3" office:value-type="string">
            <text:p text:style-name="P45">HP/SP <text:span text:style-name="T15">x 0.5</text:span></text:p>
          </table:table-cell>
        </table:table-row>
        <table:table-row>
          <table:table-cell table:style-name="Table3.A3" office:value-type="string">
            <text:p text:style-name="P45">Small</text:p>
          </table:table-cell>
          <table:table-cell table:style-name="Table3.A3" office:value-type="string">
            <text:p text:style-name="P45">1 space</text:p>
          </table:table-cell>
          <table:table-cell table:style-name="Table3.A3" office:value-type="string">
            <text:p text:style-name="P152">2 to 6</text:p>
          </table:table-cell>
          <table:table-cell table:style-name="Table3.A3" office:value-type="string">
            <text:p text:style-name="P152">2 to 6</text:p>
          </table:table-cell>
          <table:table-cell table:style-name="Table3.A3" office:value-type="string">
            <text:p text:style-name="P45">HP/SP <text:span text:style-name="T15">x 0.75</text:span></text:p>
          </table:table-cell>
        </table:table-row>
        <table:table-row>
          <table:table-cell table:style-name="Table3.A3" office:value-type="string">
            <text:p text:style-name="P45">Medium</text:p>
          </table:table-cell>
          <table:table-cell table:style-name="Table3.A3" office:value-type="string">
            <text:p text:style-name="P45">2 spaces</text:p>
          </table:table-cell>
          <table:table-cell table:style-name="Table3.A3" office:value-type="string">
            <text:p text:style-name="P47">3<text:span text:style-name="T50"> to </text:span>7</text:p>
          </table:table-cell>
          <table:table-cell table:style-name="Table3.A3" office:value-type="string">
            <text:p text:style-name="P47">3<text:span text:style-name="T50"> to </text:span>7</text:p>
          </table:table-cell>
          <table:table-cell table:style-name="Table3.A3" office:value-type="string">
            <text:p text:style-name="P45">HP/SP <text:span text:style-name="T15">x 1</text:span></text:p>
          </table:table-cell>
        </table:table-row>
        <table:table-row>
          <table:table-cell table:style-name="Table3.A3" office:value-type="string">
            <text:p text:style-name="P45">Large</text:p>
          </table:table-cell>
          <table:table-cell table:style-name="Table3.A3" office:value-type="string">
            <text:p text:style-name="P45">3 spaces</text:p>
          </table:table-cell>
          <table:table-cell table:style-name="Table3.A3" office:value-type="string">
            <text:p text:style-name="P47">5<text:span text:style-name="T50"> to 10</text:span></text:p>
          </table:table-cell>
          <table:table-cell table:style-name="Table3.A3" office:value-type="string">
            <text:p text:style-name="P47">5<text:span text:style-name="T50"> to 10</text:span></text:p>
          </table:table-cell>
          <table:table-cell table:style-name="Table3.A3" office:value-type="string">
            <text:p text:style-name="P45">HP/SP <text:span text:style-name="T15">x 1.5</text:span></text:p>
          </table:table-cell>
        </table:table-row>
        <table:table-row>
          <table:table-cell table:style-name="Table3.A3" office:value-type="string">
            <text:p text:style-name="P45">Huge</text:p>
          </table:table-cell>
          <table:table-cell table:style-name="Table3.A3" office:value-type="string">
            <text:p text:style-name="P45">4 spaces</text:p>
          </table:table-cell>
          <table:table-cell table:style-name="Table3.A3" office:value-type="string">
            <text:p text:style-name="P47">7<text:span text:style-name="T50"> to 13</text:span></text:p>
          </table:table-cell>
          <table:table-cell table:style-name="Table3.A3" office:value-type="string">
            <text:p text:style-name="P47">7<text:span text:style-name="T50"> to 13</text:span></text:p>
          </table:table-cell>
          <table:table-cell table:style-name="Table3.A3" office:value-type="string">
            <text:p text:style-name="P45">HP/SP <text:span text:style-name="T15">x 2</text:span></text:p>
          </table:table-cell>
        </table:table-row>
        <table:table-row>
          <table:table-cell table:style-name="Table3.A2" office:value-type="string">
            <text:p text:style-name="P45">Gargantuan</text:p>
          </table:table-cell>
          <table:table-cell table:style-name="Table3.A2" office:value-type="string">
            <text:p text:style-name="P45">5 spaces</text:p>
          </table:table-cell>
          <table:table-cell table:style-name="Table3.A2" office:value-type="string">
            <text:p text:style-name="P153">9 to 16</text:p>
          </table:table-cell>
          <table:table-cell table:style-name="Table3.A2" office:value-type="string">
            <text:p text:style-name="P153">9 to 16</text:p>
          </table:table-cell>
          <table:table-cell table:style-name="Table3.A2" office:value-type="string">
            <text:p text:style-name="P45">HP/SP <text:span text:style-name="T15">x 2.5</text:span></text:p>
          </table:table-cell>
        </table:table-row>
      </table:table>
      <text:p text:style-name="Text_20_body"><text:line-break/><text:span text:style-name="T14">For creatures of unusual shape (e.g. a swarm of insects, a long snake, intelligent vines, etc.) consider the size in spaces not a measurement of how tall the character is, but the number of spaces it takes up in area or volume.</text:span></text:p>
      <text:p text:style-name="P9">With the CP you have remaining, allocate the points to your character's strength and vitality trait<text:span text:style-name="T16">s</text:span> (depending on the chosen size). Next, multiply your character's <text:span text:style-name="T2">Health Points</text:span> (<text:span text:style-name="T2">HP</text:span>) and <text:span text:style-name="T2">Stamina Points</text:span> (<text:span text:style-name="T2">SP</text:span>), <text:span text:style-name="T16">as determined in step 1,</text:span> by the fraction listed for your <text:span text:style-name="T16">N</text:span>PC's size.</text:p>
      <text:p text:style-name="P10"><text:span text:style-name="T32">Once finished</text:span>, select a body type for your NPC to determine its weight.</text:p>
      <table:table table:name="Table103" table:style-name="Table103">
        <table:table-column table:style-name="Table103.A" table:number-columns-repeated="2"/>
        <table:table-column table:style-name="Table103.C"/>
        <table:table-column table:style-name="Table103.D"/>
        <table:table-column table:style-name="Table103.E"/>
        <table:table-row>
          <table:table-cell table:style-name="Table103.A1" table:number-columns-spanned="5" office:value-type="string">
            <text:p text:style-name="Table_20_Heading">Character Heights &amp; Weights</text:p>
          </table:table-cell>
          <table:covered-table-cell/>
          <table:covered-table-cell/>
          <table:covered-table-cell/>
          <table:covered-table-cell/>
        </table:table-row>
        <table:table-row>
          <table:table-cell table:style-name="Table103.A2" office:value-type="string">
            <text:p text:style-name="P95">Size</text:p>
          </table:table-cell>
          <table:table-cell table:style-name="Table103.A2" office:value-type="string">
            <text:p text:style-name="P95">Height</text:p>
          </table:table-cell>
          <table:table-cell table:style-name="Table103.A2" office:value-type="string">
            <text:p text:style-name="P95"><text:span text:style-name="T17">Slim</text:span>*</text:p>
          </table:table-cell>
          <table:table-cell table:style-name="Table103.A2" office:value-type="string">
            <text:p text:style-name="P96"><text:span text:style-name="T18">Average</text:span>*</text:p>
          </table:table-cell>
          <table:table-cell table:style-name="Table103.A2" office:value-type="string">
            <text:p text:style-name="P96">Stout*</text:p>
          </table:table-cell>
        </table:table-row>
        <table:table-row>
          <table:table-cell table:style-name="Table103.A3" office:value-type="string">
            <text:p text:style-name="P88">Diminutive</text:p>
          </table:table-cell>
          <table:table-cell table:style-name="Table103.A3" office:value-type="string">
            <text:p text:style-name="P45">¼ space</text:p>
          </table:table-cell>
          <table:table-cell table:style-name="Table103.A3" office:value-type="string">
            <text:p text:style-name="P88">1 wt</text:p>
          </table:table-cell>
          <table:table-cell table:style-name="Table103.A3" office:value-type="string">
            <text:p text:style-name="P88">2 wt</text:p>
          </table:table-cell>
          <table:table-cell table:style-name="Table103.A3" office:value-type="string">
            <text:p text:style-name="P88">3 wt</text:p>
          </table:table-cell>
        </table:table-row>
        <table:table-row>
          <table:table-cell table:style-name="Table103.A3" office:value-type="string">
            <text:p text:style-name="P88">Tiny</text:p>
          </table:table-cell>
          <table:table-cell table:style-name="Table103.A3" office:value-type="string">
            <text:p text:style-name="P45">½ space</text:p>
          </table:table-cell>
          <table:table-cell table:style-name="Table103.A3" office:value-type="string">
            <text:p text:style-name="P88">5 wt</text:p>
          </table:table-cell>
          <table:table-cell table:style-name="Table103.A3" office:value-type="string">
            <text:p text:style-name="P88">6 wt</text:p>
          </table:table-cell>
          <table:table-cell table:style-name="Table103.A3" office:value-type="string">
            <text:p text:style-name="P88">7 wt</text:p>
          </table:table-cell>
        </table:table-row>
        <table:table-row>
          <table:table-cell table:style-name="Table103.A3" office:value-type="string">
            <text:p text:style-name="P86">Small</text:p>
          </table:table-cell>
          <table:table-cell table:style-name="Table103.A3" office:value-type="string">
            <text:p text:style-name="P45">1 space</text:p>
          </table:table-cell>
          <table:table-cell table:style-name="Table103.A3" office:value-type="string">
            <text:p text:style-name="P86"><text:span text:style-name="T19">18</text:span> <text:span text:style-name="T19">wt</text:span></text:p>
          </table:table-cell>
          <table:table-cell table:style-name="Table103.A3" office:value-type="string">
            <text:p text:style-name="P87">20 wt</text:p>
          </table:table-cell>
          <table:table-cell table:style-name="Table103.A3" office:value-type="string">
            <text:p text:style-name="P87">25 wt</text:p>
          </table:table-cell>
        </table:table-row>
        <table:table-row>
          <table:table-cell table:style-name="Table103.A3" office:value-type="string">
            <text:p text:style-name="P86">Medium</text:p>
          </table:table-cell>
          <table:table-cell table:style-name="Table103.A3" office:value-type="string">
            <text:p text:style-name="P45">2 spaces</text:p>
          </table:table-cell>
          <table:table-cell table:style-name="Table103.A3" office:value-type="string">
            <text:p text:style-name="P87">75 wt</text:p>
          </table:table-cell>
          <table:table-cell table:style-name="Table103.A3" office:value-type="string">
            <text:p text:style-name="P87">80 wt</text:p>
          </table:table-cell>
          <table:table-cell table:style-name="Table103.A3" office:value-type="string">
            <text:p text:style-name="P87">105 wt</text:p>
          </table:table-cell>
        </table:table-row>
        <table:table-row>
          <table:table-cell table:style-name="Table103.A3" office:value-type="string">
            <text:p text:style-name="P86">Large</text:p>
          </table:table-cell>
          <table:table-cell table:style-name="Table103.A3" office:value-type="string">
            <text:p text:style-name="P45">3 spaces</text:p>
          </table:table-cell>
          <table:table-cell table:style-name="Table103.A3" office:value-type="string">
            <text:p text:style-name="P87">170 wt</text:p>
          </table:table-cell>
          <table:table-cell table:style-name="Table103.A3" office:value-type="string">
            <text:p text:style-name="P87">190 wt</text:p>
          </table:table-cell>
          <table:table-cell table:style-name="Table103.A3" office:value-type="string">
            <text:p text:style-name="P87">240 wt</text:p>
          </table:table-cell>
        </table:table-row>
        <table:table-row>
          <table:table-cell table:style-name="Table103.A3" office:value-type="string">
            <text:p text:style-name="P88">Huge</text:p>
          </table:table-cell>
          <table:table-cell table:style-name="Table103.A3" office:value-type="string">
            <text:p text:style-name="P45">4 spaces</text:p>
          </table:table-cell>
          <table:table-cell table:style-name="Table103.A3" office:value-type="string">
            <text:p text:style-name="P89">3<text:span text:style-name="T21">0</text:span>0 wt</text:p>
          </table:table-cell>
          <table:table-cell table:style-name="Table103.A3" office:value-type="string">
            <text:p text:style-name="P89">3<text:span text:style-name="T21">7</text:span>0 wt</text:p>
          </table:table-cell>
          <table:table-cell table:style-name="Table103.A3" office:value-type="string">
            <text:p text:style-name="P89">440 wt</text:p>
          </table:table-cell>
        </table:table-row>
        <table:table-row>
          <table:table-cell table:style-name="Table103.A2" office:value-type="string">
            <text:p text:style-name="P88">Gargantuan</text:p>
          </table:table-cell>
          <table:table-cell table:style-name="Table103.A2" office:value-type="string">
            <text:p text:style-name="P45">5 spaces</text:p>
          </table:table-cell>
          <table:table-cell table:style-name="Table103.A2" office:value-type="string">
            <text:p text:style-name="P89">5<text:span text:style-name="T21">0</text:span>0 wt</text:p>
          </table:table-cell>
          <table:table-cell table:style-name="Table103.A2" office:value-type="string">
            <text:p text:style-name="P89">590 wt</text:p>
          </table:table-cell>
          <table:table-cell table:style-name="Table103.A2" office:value-type="string">
            <text:p text:style-name="P89"><text:span text:style-name="T21">70</text:span>0 wt</text:p>
          </table:table-cell>
        </table:table-row>
        <table:table-row>
          <table:table-cell table:style-name="Table103.A1" table:number-columns-spanned="5" office:value-type="string">
            <text:p text:style-name="P123">* Not including weapons, armor, items, etc.</text:p>
          </table:table-cell>
          <table:covered-table-cell/>
          <table:covered-table-cell/>
          <table:covered-table-cell/>
          <table:covered-table-cell/>
        </table:table-row>
      </table:table>
      <text:p text:style-name="P11"><text:line-break/><text:span text:style-name="T20">For characters of sizes greater than listed in the table above, add 200 weight to the previously listed weight, for every additional space the NPC is in size. FOR EXAMPLE, an NPC 6 spaces tall with a slim body would weight 700 wt.</text:span></text:p>
      <text:h text:style-name="P134" text:outline-level="3"><text:soft-page-break/>Step <text:span text:style-name="T16">4</text:span>: <text:span text:style-name="T22">Choose Feats</text:span></text:h>
      <text:p text:style-name="P10">Pick <text:span text:style-name="T22">a number of</text:span> feats <text:span text:style-name="T22">as allowed by the experience level of your character. These feats should be </text:span>most appropriate to–and best describe–the capabilities of your race or species. Choose from the available feats <text:span text:style-name="T22">below:</text:span></text:p>
      <text:section text:style-name="Sect1" text:name="Feats">
        <text:h text:style-name="P151" text:outline-level="4">General Feats</text:h>
        <text:p text:style-name="P14">Fear Resistance</text:p>
        <text:p text:style-name="P12">You have +2 will against fear and charm magic, effects and abilities.</text:p>
        <text:p text:style-name="P14">Heal Self</text:p>
        <text:p text:style-name="P12">Once per day, you may spend a full-turn action to heal a number of HP equal to your level.</text:p>
        <text:p text:style-name="P14">Hold Breath</text:p>
        <text:p text:style-name="P12">You can hold your breath up to three times longer than normal.</text:p>
        <text:p text:style-name="P14">Improved Climb</text:p>
        <text:p text:style-name="P12">You have +2 to climb skill tests and +2 MV when traveling through vertical terrain.</text:p>
        <text:p text:style-name="P14">Improved Jump</text:p>
        <text:p text:style-name="P12">You have +2 to jump skill tests and +2 to jump distances.</text:p>
        <text:p text:style-name="P14">Improved Listen</text:p>
        <text:p text:style-name="P12">You have +2 to listen skill tests and +2 to listen distances.</text:p>
        <text:p text:style-name="P14">Improved Reflexes</text:p>
        <text:p text:style-name="P12">You have +2 to initiative and +2 reflex against traps.</text:p>
        <text:p text:style-name="P14">Improved Stealth</text:p>
        <text:p text:style-name="P12">When you take this feat, choose a terrain type. You gain +2 to stealth skill tests (hide, sneak, sleight of hand) when the skill test is performed in the chosen terrain type.</text:p>
        <text:p text:style-name="P14">Improved Swim</text:p>
        <text:p text:style-name="P12">You have +2 to swim skill tests and +2 to MV when traveling through water terrain.</text:p>
        <text:p text:style-name="P14">Nimble Fall</text:p>
        <text:p text:style-name="P12">You have +2 defense against wrestling and +2 against attacks that would knock you prone. You negate 2 damage from falling per fall.</text:p>
        <text:p text:style-name="P14">Poison Resistance</text:p>
        <text:p text:style-name="P12">You have immunity to disease and +1 fortitude against poison &amp; paralysis.</text:p>
        <text:p text:style-name="P14">Sprint</text:p>
        <text:p text:style-name="P12">You may spend 1 to gain double the number of remaining movement points you have for this turn, until end of turn.</text:p>
        <text:h text:style-name="Heading_20_4" text:outline-level="4">Supernatural Feats</text:h>
        <text:p text:style-name="P14">Dark Vision</text:p>
        <text:p text:style-name="P12">You can see in “no illumination” environments as if they were “partial illumination”, up to 6 spaces away. You cannot see color when using dark vision.</text:p>
        <text:p text:style-name="P14"><text:soft-page-break/>Heat Vision</text:p>
        <text:p text:style-name="P12">You can see bodies of heat in “no illumination” and “partial illumination” environments, up to 6 spaces away. Heat vision cannot be used to detect cold blooded characters.</text:p>
        <text:p text:style-name="P14">Illusion Resistance</text:p>
        <text:p text:style-name="P12">You can see characters with invisibility up to 6 spaces away. You have +1 to skill tests against illusions, +1 to save tests against illusions and +1 defense against illusions.</text:p>
        <text:p text:style-name="P14">Magic Resistance</text:p>
        <text:p text:style-name="P12">You are immune to paralysis and have +2 will against spells and abilities that use mana.</text:p>
        <text:p text:style-name="P14">Psionics Resistance</text:p>
        <text:p text:style-name="P12">You are immune to telepathy and have +2 will against psionics and abilities that use psi.</text:p>
        <text:p text:style-name="P14">Sonic Attack</text:p>
        <text:p text:style-name="P12">Once per hour, you may perform a thunderous sonic attack as a full-turn action. Sonic attack is considered 20 times louder than speaking volume. Any characters (except you) within range must succeed at a will save or suffer 1 stun counter. This feat takes up two feat slots instead of one.</text:p>
        <text:p text:style-name="P144">Speak With Animals</text:p>
        <text:p text:style-name="P13">You have +15 language points distributed amongst three animals types of your choice in any order you choose.</text:p>
        <text:p text:style-name="P14">Speak With Plants</text:p>
        <text:p text:style-name="P12">You have +15 language points distributed amongst three plant types of your choice in any order you choose.</text:p>
        <text:p text:style-name="P14">Stench Attack</text:p>
        <text:p text:style-name="P12">As a full-turn action, you may emit a powerful stink attack that covers an area 4 region surrounding you. Stench attack lasts for 1 minute and will follow you for as long as it's in effect. Any characters in the area (except you) must perform a fortitude save. If failed, that character suffers 1 intoxication counter. Stench attack may only be used once a day.</text:p>
        <text:p text:style-name="P14">Toxic Attack</text:p>
        <text:p text:style-name="P12">As a full-turn action, you may envenom one weapon or natural attack of your choice with a poisonous saliva or blood.</text:p>
        <text:p text:style-name="P12">When this feat is chosen you must choose one of the following venoms:</text:p>
        <text:list xml:id="list2021502191939521491" text:style-name="L1">
          <text:list-item>
            <text:p text:style-name="P145">LIFE-STEALING – Victim makes a fortitude save: If failed, they lose 1d6-1 HP.</text:p>
          </text:list-item>
          <text:list-item>
            <text:p text:style-name="P145">PARALYTIC – Victim makes a fortitude save: If failed, they suffer 1 stun counter.</text:p>
          </text:list-item>
          <text:list-item>
            <text:p text:style-name="P145"><text:soft-page-break/><text:span text:style-name="T23">WEAKENING</text:span> – Victim makes a fortitude save: If failed, they suffer 1 exhaustion counter.</text:p>
          </text:list-item>
        </text:list>
        <text:p text:style-name="P12"><text:soft-page-break/>Once chosen, the venom type cannot be changed later. The effects of toxic attack only occur if 1 or more damage was dealt by the envenomed weapon. Toxic attack may be performed a number of times a day equal to your vitality. The venom remains effective on a weapon for 1 day but is gone once it poisons a victim. This feat takes up two feat slots instead of one.</text:p>
        <text:h text:style-name="Heading_20_4" text:outline-level="4">Non-Human Feats</text:h>
        <text:p text:style-name="P14">Amphibious</text:p>
        <text:p text:style-name="P12">You can breath under water up to x5 longer than you would normally be able to hold your breath.</text:p>
        <text:p text:style-name="P14">Blindsight</text:p>
        <text:p text:style-name="P12">Through echolocation, smell, vibrations, magic or other extraordinary senses, you can sense the location of objects and characters up to 3 spaces away (whether or not you have normal sight). You cannot discern colors or read words with blindsight. Blindsight is not affected by light-based attacks but may be vulnerable to sound-based attacks if you rely on sound to use blindsight.</text:p>
        <text:p text:style-name="P14">Breath Attack</text:p>
        <text:p text:style-name="P12">As a full-turn action, you may project something from your mouth as an attack. Breath attack fills an area 3x4 region adjacent to you in the direction of your choosing. Breath attack deals damage as if the area was on fire. Any characters caught in the affected area who succeed at a reflex save suffer half damage. Breath attack lasts until the end of the turn and can only be performed once an hour.</text:p>
        <text:p text:style-name="P14">Burrow</text:p>
        <text:p text:style-name="P12">You may travel through soft soil or dirt at the cost of 3 MV per underground space. This feat cannot be used to travel through rock, metal or other hard surfaces.</text:p>
        <text:p text:style-name="P14">Change Shape</text:p>
        <text:p text:style-name="P12">As a full-turn action, you may change shape of your body to an object or character of the same size, or one size smaller, for up to 1 hour. You may revert to your original shape at will.</text:p>
        <text:p text:style-name="P14">Cold Blooded</text:p>
        <text:p text:style-name="P12">You are immune to overheating due to weather, personal clothing, etc. but you suffer x2 the number of penalties from cold effects, abilities and magic.</text:p>
        <text:p text:style-name="P14">Constrict</text:p>
        <text:p text:style-name="P12">You have +1 to wrestling attacks. When wrestling with an enemy, if you manage to change their wrestling status to “take-down”, you may surround them and begin crushing them. For each turn you are crushing your enemy, you may spend a full-turn action to perform an unarmed attack with a +2 damage bonus. Damage dealt this way does not ignore armor but does ignore the character's dexterity trait (when determining defense). If the enemy manages to change their <text:soft-page-break/>wrestling status to “clinching” or higher, constrict has no effect. This feat takes up two feat slots instead of one.</text:p>
        <text:p text:style-name="P14">Far Sight</text:p>
        <text:p text:style-name="P12">You have the ability to focus your eyes and see distant characters and objects x2 or x4 farther than normal (choose one). Once chosen, far sight cannot be changed later. If you chose to see x4 farther, this feat takes up two feat slots instead of one.</text:p>
        <text:p text:style-name="P14">Flying Wings</text:p>
        <text:p text:style-name="P12">One per turn you may spend 1: You may travel through air terrain (horizontally, vertically or diagonally) as a half-turn action at the cost of 2 MV per space entered, until end of turn.</text:p>
        <text:p text:style-name="P14">Gliding Wings</text:p>
        <text:p text:style-name="P12">You may move 5 spaces horizontally for every 1 space that you fall vertically. You fall at ½ the normal fall speed. You negate 2 damage from falling. Gliding wings cannot be used to gain height, only glide while falling.</text:p>
        <text:p text:style-name="P14">Large Tail</text:p>
        <text:p text:style-name="P12">You have a large tail that can be used to make one unarmed attack per turn as a free action.</text:p>
        <text:p text:style-name="P14">Multi-Armed</text:p>
        <text:p text:style-name="P12">You have one or two extra appendages (choose one). Once chosen, this feat cannot be changed later. Treat the extra appendages as extra arms. If two extra arms were chosen, this feat takes up two feat slots instead of one.</text:p>
        <text:p text:style-name="P14">Natural Armor</text:p>
        <text:p text:style-name="P12">Every time you take damage, you may spend 1 to negate 1 damage. This feat may only be used once per turn.</text:p>
        <text:p text:style-name="P14">Natural Attack</text:p>
        <text:p text:style-name="P12">You may perform an attack using your hooves, horns, talons, claws or other natural weapon as a free action. This feat may only be used once per turn. Treat this attack the same as a one-handed improvised weapon.</text:p>
        <text:p text:style-name="P14">Prehensile Tail</text:p>
        <text:p text:style-name="P12">You have a flexible tail that can be used to hold objects, but not to attack. You have +2 to climb skill tests, +2 to balance skill tests and +2 to the amount of time you can hang freely from a support.</text:p>
        <text:p text:style-name="P14">Quadruped</text:p>
        <text:p text:style-name="P12">You have four legs which gives you +2 defense against wrestling and +1 extra movement point. This feat takes up two feat slots instead of one.</text:p>
        <text:p text:style-name="P14">Sense Scent</text:p>
        <text:p text:style-name="P12">You have a superior sense of smell that may detect the presence of characters and scented objects up to a distance equal to x2 your perception (in spaces). Sense scent does not reveal to you the direction or distance to the target. To gather additional information about the object or character, you must perform a successful search skill test.</text:p>
        <text:p text:style-name="P14"><text:soft-page-break/>Sticky Tongue</text:p>
        <text:p text:style-name="P12">You have a long sticky tongue that can be used to perform an unarmed attack with reach 2. If the attack was successful, the targeted character is stuck to your tongue and cannot move more than 3 spaces away from you (and visa versa).</text:p>
        <text:p text:style-name="P12">While stuck, the targeted character suffers -2 defense. The stuck character may perform a wrestling attack to break free from your tongue by changing their wrestling status to “free standing”. You may choose for sticky tongue to have the ability to pull the stuck character to a space adjacent to you–but if this ability is chosen, sticky tongue takes up two feat slots instead of one.</text:p>
        <text:p text:style-name="P14">Swallow Whole</text:p>
        <text:p text:style-name="P12">When wrestling with an enemy, if you manage to change their wrestling status to “clinching” you may place the enemy in your mouth, instead. Once they're in your mouth, if you perform another wrestling attack and manage to change their wrestling status to “take-down”, you may swallow the character whole, instead. The targeted character may perform wrestling attacks to raise their own wrestling status and reverse the process by fighting their way back to your mouth and out of your hold.</text:p>
      </text:section>
      <text:p text:style-name="Text_20_body">Optionally, <text:span text:style-name="T22">you may create your own talents for your custom NPC. Use the feats listed above as a guide, when making custom feats. If desired, you may replace a feat with a talent (see the </text:span><text:span text:style-name="T4">INTERMEDIATE RULEBOOK</text:span><text:span text:style-name="T22"> for details), instead.</text:span></text:p>
      <text:h text:style-name="P135" text:outline-level="3">Step <text:span text:style-name="T22">5</text:span>: <text:span text:style-name="T22">Choose Bonuses &amp; Detriments</text:span></text:h>
      <text:p text:style-name="P10">Choose five +1 modifiers for one or more of the following traits: skill points, language points and/or save tests. These modifiers can be allocated in any order or grouping, to one or more of the above traits. FOR EXAMPLE, you may choose +2 will, +1 skill point (perception) and +2 language points (ornithoin). Optionally, your character may suffer -1's as detriments to the same trait types listed above in exchange for an equal number of additional +1 bonuses (placed in one or more of the above traits of your choice).</text:p>
      <text:h text:style-name="P136" text:outline-level="3">Step <text:span text:style-name="T33">6</text:span>: <text:span text:style-name="T33">Determine Attack &amp; Defense</text:span></text:h>
      <text:p text:style-name="P19">Most NPCs are used to engage in some form of combat with the player characters. Therefore, it is important to know the attack and defense numbers of your character. Health points and stamina points were determined in the previous steps, and save tests and other secondary traits will be determined in the following steps.</text:p>
      <table:table table:name="Table4" table:style-name="Table4">
        <table:table-column table:style-name="Table4.A"/>
        <table:table-column table:style-name="Table4.B" table:number-columns-repeated="2"/>
        <table:table-column table:style-name="Table4.D"/>
        <table:table-column table:style-name="Table4.E"/>
        <text:soft-page-break/>
        <table:table-row>
          <table:table-cell table:style-name="Table4.A1" table:number-columns-spanned="5" office:value-type="string">
            <text:p text:style-name="P114">Recommended Attack &amp; Defense*</text:p>
          </table:table-cell>
          <table:covered-table-cell/>
          <table:covered-table-cell/>
          <table:covered-table-cell/>
          <table:covered-table-cell/>
        </table:table-row>
        <table:table-row>
          <table:table-cell table:style-name="Table4.A2" office:value-type="string">
            <text:p text:style-name="P98">Level</text:p>
          </table:table-cell>
          <table:table-cell table:style-name="Table4.A2" office:value-type="string">
            <text:p text:style-name="P98">Attack</text:p>
          </table:table-cell>
          <table:table-cell table:style-name="Table4.A2" office:value-type="string">
            <text:p text:style-name="P98">Defense</text:p>
          </table:table-cell>
          <table:table-cell table:style-name="Table4.A2" office:value-type="string">
            <text:p text:style-name="P98">Weapon Quality</text:p>
          </table:table-cell>
          <table:table-cell table:style-name="Table4.A2" office:value-type="string">
            <text:p text:style-name="P98">Armor Quality</text:p>
          </table:table-cell>
        </table:table-row>
        <table:table-row>
          <table:table-cell table:style-name="Table4.A3" office:value-type="string">
            <text:p text:style-name="P90">0</text:p>
          </table:table-cell>
          <table:table-cell table:style-name="Table4.A3" office:value-type="string">
            <text:p text:style-name="P48">5 <text:span text:style-name="T49">or </text:span>6</text:p>
          </table:table-cell>
          <table:table-cell table:style-name="Table4.A3" office:value-type="string">
            <text:p text:style-name="P48">5 <text:span text:style-name="T49">or </text:span>6</text:p>
          </table:table-cell>
          <table:table-cell table:style-name="Table4.A3" office:value-type="string">
            <text:p text:style-name="P90">Poor <text:span text:style-name="T55">or Moderate</text:span></text:p>
          </table:table-cell>
          <table:table-cell table:style-name="Table4.A3" office:value-type="string">
            <text:p text:style-name="P90">Poor <text:span text:style-name="T55">or Moderate</text:span></text:p>
          </table:table-cell>
        </table:table-row>
        <table:table-row>
          <table:table-cell table:style-name="Table4.A3" office:value-type="string">
            <text:p text:style-name="P90">1</text:p>
          </table:table-cell>
          <table:table-cell table:style-name="Table4.A3" office:value-type="string">
            <text:p text:style-name="P48">6 <text:span text:style-name="T49">or </text:span>7</text:p>
          </table:table-cell>
          <table:table-cell table:style-name="Table4.A3" office:value-type="string">
            <text:p text:style-name="P48">6 <text:span text:style-name="T49">or </text:span>7</text:p>
          </table:table-cell>
          <table:table-cell table:style-name="Table4.A3" office:value-type="string">
            <text:p text:style-name="P90">Moderate <text:span text:style-name="T55">or Good</text:span></text:p>
          </table:table-cell>
          <table:table-cell table:style-name="Table4.A3" office:value-type="string">
            <text:p text:style-name="P90">Moderate <text:span text:style-name="T55">or Good</text:span></text:p>
          </table:table-cell>
        </table:table-row>
        <table:table-row>
          <table:table-cell table:style-name="Table4.A3" office:value-type="string">
            <text:p text:style-name="P90">2</text:p>
          </table:table-cell>
          <table:table-cell table:style-name="Table4.A3" office:value-type="string">
            <text:p text:style-name="P48">7 <text:span text:style-name="T49">or </text:span>8</text:p>
          </table:table-cell>
          <table:table-cell table:style-name="Table4.A3" office:value-type="string">
            <text:p text:style-name="P48">7 <text:span text:style-name="T49">or </text:span>8</text:p>
          </table:table-cell>
          <table:table-cell table:style-name="Table4.A3" office:value-type="string">
            <text:p text:style-name="P90">Good <text:span text:style-name="T55">or Great</text:span></text:p>
          </table:table-cell>
          <table:table-cell table:style-name="Table4.A3" office:value-type="string">
            <text:p text:style-name="P90">Good <text:span text:style-name="T55">or Great</text:span></text:p>
          </table:table-cell>
        </table:table-row>
        <table:table-row>
          <table:table-cell table:style-name="Table4.A3" office:value-type="string">
            <text:p text:style-name="P90">3</text:p>
          </table:table-cell>
          <table:table-cell table:style-name="Table4.A3" office:value-type="string">
            <text:p text:style-name="P48">8 <text:span text:style-name="T49">or </text:span>9</text:p>
          </table:table-cell>
          <table:table-cell table:style-name="Table4.A3" office:value-type="string">
            <text:p text:style-name="P48">8 <text:span text:style-name="T49">or </text:span>9</text:p>
          </table:table-cell>
          <table:table-cell table:style-name="Table4.A3" office:value-type="string">
            <text:p text:style-name="P90">Great <text:span text:style-name="T55">or Unique</text:span></text:p>
          </table:table-cell>
          <table:table-cell table:style-name="Table4.A3" office:value-type="string">
            <text:p text:style-name="P90">Great <text:span text:style-name="T55">or Unique</text:span></text:p>
          </table:table-cell>
        </table:table-row>
        <table:table-row>
          <table:table-cell table:style-name="Table4.A3" office:value-type="string">
            <text:p text:style-name="P90">4</text:p>
          </table:table-cell>
          <table:table-cell table:style-name="Table4.A3" office:value-type="string">
            <text:p text:style-name="P48">9 <text:span text:style-name="T49">or </text:span>10</text:p>
          </table:table-cell>
          <table:table-cell table:style-name="Table4.A3" office:value-type="string">
            <text:p text:style-name="P48">9 <text:span text:style-name="T49">or </text:span>10</text:p>
          </table:table-cell>
          <table:table-cell table:style-name="Table4.A3" office:value-type="string">
            <text:p text:style-name="P90">Unique <text:span text:style-name="T55">or Exceptional</text:span></text:p>
          </table:table-cell>
          <table:table-cell table:style-name="Table4.A3" office:value-type="string">
            <text:p text:style-name="P90">Unique <text:span text:style-name="T55">or Exceptional</text:span></text:p>
          </table:table-cell>
        </table:table-row>
        <table:table-row>
          <table:table-cell table:style-name="Table4.A2" office:value-type="string">
            <text:p text:style-name="P90">5</text:p>
          </table:table-cell>
          <table:table-cell table:style-name="Table4.A2" office:value-type="string">
            <text:p text:style-name="P48">10 <text:span text:style-name="T49">or </text:span>11</text:p>
          </table:table-cell>
          <table:table-cell table:style-name="Table4.A2" office:value-type="string">
            <text:p text:style-name="P48">10 <text:span text:style-name="T49">or </text:span>11</text:p>
          </table:table-cell>
          <table:table-cell table:style-name="Table4.A2" office:value-type="string">
            <text:p text:style-name="P90">Exceptional <text:span text:style-name="T55">or Legendary</text:span></text:p>
          </table:table-cell>
          <table:table-cell table:style-name="Table4.A2" office:value-type="string">
            <text:p text:style-name="P90">Exceptional <text:span text:style-name="T55">or Legendary</text:span></text:p>
          </table:table-cell>
        </table:table-row>
        <table:table-row>
          <table:table-cell table:style-name="Table4.A1" table:number-columns-spanned="5" office:value-type="string">
            <text:p text:style-name="P124">* <text:span text:style-name="T33">You're encouraged to experiment with these numbers to make exceptionally weak or strong NPCs</text:span></text:p>
          </table:table-cell>
          <table:covered-table-cell/>
          <table:covered-table-cell/>
          <table:covered-table-cell/>
          <table:covered-table-cell/>
        </table:table-row>
      </table:table>
      <text:p text:style-name="Text_20_body"><text:line-break/><text:span text:style-name="T5">ATTACK</text:span></text:p>
      <text:p text:style-name="P146">First, determine what your character's primary form of attack will be. You can choose between:</text:p>
      <text:list xml:id="list6691057610048869196" text:style-name="L2">
        <text:list-item>
          <text:p text:style-name="P147"><text:span text:style-name="T2">Melee Attack</text:span> – This trait is based off a character's strength trait. Examples include swords, polearms and staves.</text:p>
        </text:list-item>
        <text:list-item>
          <text:p text:style-name="P147"><text:span text:style-name="T2">Ranged Attack</text:span> – This trait is based off a character's perception trait. Thrown weapons are considered a ranged attack. Examples include guns, crossbows and grenades.</text:p>
        </text:list-item>
        <text:list-item>
          <text:p text:style-name="P147"><text:span text:style-name="T2">Unarmed Attack</text:span> – This trait is based off a character's dexterity trait. Examples include strikes, kicks and wrestling.</text:p>
        </text:list-item>
      </text:list>
      <text:p text:style-name="P20">Once you know how your character will be attacking any of its enemies, review the associated primary trait that the attack is based off. Your character's primary trait for that attack should be within the ranged listed in the table above. FOR EXAMPLE, a melee fighter should have a strength of 5 or 6.</text:p>
      <text:p text:style-name="P20">Next, choose a weapon for your character. Most intelligent creatures use a weapon of some sort (axe, bow, net, etc.). Other creatures use natural weapons (claws, teeth, horns, etc.). If your character does not use a conventional weapon (ooze, fire, etc.) then simply consider the attack itself a weapon. Depending on the character's level and overall attack; a recommended quality of weapon is listed above.</text:p>
      <text:p text:style-name="P20">Determine the amount of damage the weapon is suggested to deal in the table below. This damage rating should be added to your character's strength, perception or dexterity (depending on the attack type) to determine its overall attack score.</text:p>
      <table:table table:name="Table5" table:style-name="Table5">
        <table:table-column table:style-name="Table5.A"/>
        <table:table-column table:style-name="Table5.B"/>
        <table:table-column table:style-name="Table5.C"/>
        <text:soft-page-break/>
        <table:table-row>
          <table:table-cell table:style-name="Table5.A1" table:number-columns-spanned="3" office:value-type="string">
            <text:p text:style-name="P115">Weapon &amp; Armor Quality</text:p>
          </table:table-cell>
          <table:covered-table-cell/>
          <table:covered-table-cell/>
        </table:table-row>
        <table:table-row>
          <table:table-cell table:style-name="Table5.A2" office:value-type="string">
            <text:p text:style-name="P99">Quality</text:p>
          </table:table-cell>
          <table:table-cell table:style-name="Table5.A2" office:value-type="string">
            <text:p text:style-name="P99">Weapon Damage</text:p>
          </table:table-cell>
          <table:table-cell table:style-name="Table5.A2" office:value-type="string">
            <text:p text:style-name="P99">Armor Toughness</text:p>
          </table:table-cell>
        </table:table-row>
        <table:table-row>
          <table:table-cell table:style-name="Table5.A3" office:value-type="string">
            <text:p text:style-name="P49">No Equipment</text:p>
          </table:table-cell>
          <table:table-cell table:style-name="Table5.A3" office:value-type="string">
            <text:p text:style-name="P46">–</text:p>
          </table:table-cell>
          <table:table-cell table:style-name="Table5.A3" office:value-type="string">
            <text:p text:style-name="P46">–</text:p>
          </table:table-cell>
        </table:table-row>
        <table:table-row>
          <table:table-cell table:style-name="Table5.A3" office:value-type="string">
            <text:p text:style-name="P49">Poor</text:p>
          </table:table-cell>
          <table:table-cell table:style-name="Table5.A3" office:value-type="string">
            <text:p text:style-name="P49">+1</text:p>
          </table:table-cell>
          <table:table-cell table:style-name="Table5.A3" office:value-type="string">
            <text:p text:style-name="P49">+1</text:p>
          </table:table-cell>
        </table:table-row>
        <table:table-row>
          <table:table-cell table:style-name="Table5.A3" office:value-type="string">
            <text:p text:style-name="P49">Moderate</text:p>
          </table:table-cell>
          <table:table-cell table:style-name="Table5.A3" office:value-type="string">
            <text:p text:style-name="P49">+2</text:p>
          </table:table-cell>
          <table:table-cell table:style-name="Table5.A3" office:value-type="string">
            <text:p text:style-name="P49">+2</text:p>
          </table:table-cell>
        </table:table-row>
        <table:table-row>
          <table:table-cell table:style-name="Table5.A3" office:value-type="string">
            <text:p text:style-name="P49">Good</text:p>
          </table:table-cell>
          <table:table-cell table:style-name="Table5.A3" office:value-type="string">
            <text:p text:style-name="P49">+3</text:p>
          </table:table-cell>
          <table:table-cell table:style-name="Table5.A3" office:value-type="string">
            <text:p text:style-name="P49">+3</text:p>
          </table:table-cell>
        </table:table-row>
        <table:table-row>
          <table:table-cell table:style-name="Table5.A3" office:value-type="string">
            <text:p text:style-name="P49">Great</text:p>
          </table:table-cell>
          <table:table-cell table:style-name="Table5.A3" office:value-type="string">
            <text:p text:style-name="P49">+4</text:p>
          </table:table-cell>
          <table:table-cell table:style-name="Table5.A3" office:value-type="string">
            <text:p text:style-name="P49">+4</text:p>
          </table:table-cell>
        </table:table-row>
        <table:table-row>
          <table:table-cell table:style-name="Table5.A3" office:value-type="string">
            <text:p text:style-name="P49">Unique</text:p>
          </table:table-cell>
          <table:table-cell table:style-name="Table5.A3" office:value-type="string">
            <text:p text:style-name="P49">+5</text:p>
          </table:table-cell>
          <table:table-cell table:style-name="Table5.A3" office:value-type="string">
            <text:p text:style-name="P49">+5</text:p>
          </table:table-cell>
        </table:table-row>
        <table:table-row>
          <table:table-cell table:style-name="Table5.A3" office:value-type="string">
            <text:p text:style-name="P49">Exceptional</text:p>
          </table:table-cell>
          <table:table-cell table:style-name="Table5.A3" office:value-type="string">
            <text:p text:style-name="P49">+6</text:p>
          </table:table-cell>
          <table:table-cell table:style-name="Table5.A3" office:value-type="string">
            <text:p text:style-name="P49">+6</text:p>
          </table:table-cell>
        </table:table-row>
        <table:table-row>
          <table:table-cell table:style-name="Table5.A2" office:value-type="string">
            <text:p text:style-name="P49">Legendary</text:p>
          </table:table-cell>
          <table:table-cell table:style-name="Table5.A2" office:value-type="string">
            <text:p text:style-name="P49">+7</text:p>
          </table:table-cell>
          <table:table-cell table:style-name="Table5.A2" office:value-type="string">
            <text:p text:style-name="P49">+7</text:p>
          </table:table-cell>
        </table:table-row>
      </table:table>
      <text:p text:style-name="Text_20_body"><text:line-break/><text:span text:style-name="T35">FOR EXAMPLE, a level 1 NPC who makes ranged attacks is suggested to have a perception of 6 or 7. The ranged weapon used should deal 2 or 3 damage, for a total attack of 8-10.</text:span></text:p>
      <text:p text:style-name="P21">If your character is using a relatively common weapon (bastard sword, whip, cutiken, etc.) refer to the weapons listed in the BASIC RULEBOOK. The weapons listed there have various stats for the weapon such as range, handedness, weight, abilities and so forth. The weapon abilities for the listed weapons offer more options for the NPC to take advantage of, when in combat; and should not be overlooked.</text:p>
      <text:p text:style-name="P15">DEFENSE</text:p>
      <text:p text:style-name="P21">Second, determine the defense rating of your character. The process for coming up with an NPC defense is the exact same as that of determining the attack number. Read the previous section and follow the steps; except replace any instance of “attack” with “defense” and any instance of “weapon” with “armor” and any instance of “damage” with “toughness”.</text:p>
      <text:p text:style-name="P21">FOR EXAMPLE, a level 2 character is suggested to have a defense of 7-8. Their armor (whether natural or worn) should have a toughness of 3-4, for a total defense of 10-12.</text:p>
      <text:p text:style-name="P127">GENRE DISPARITIES</text:p>
      <text:p text:style-name="P21">It should be noted that there is a difference in weapon damage and armor toughness between medieval fantasy and science-fiction campaigns. Sci-fi weapons &amp; armor will consistently have 2 more points of damage or toughness, respectively. To insure your NPC is balanced against their PC counterparts, add a <text:soft-page-break/>+2 damage and +2 toughness to any and all weapons and armor they employ. FOR EXAMPLE, in the previous example we determined a level 2 character would have a defense 10-12. If this character is to live within a science-fiction adventure, increase their defense by +2 to a total defense of 12-14.</text:p>
      <text:p text:style-name="P16">MAGICAL CREATURES</text:p>
      <text:p text:style-name="P23">If your NPC <text:span text:style-name="T42">uses</text:span> magic as their primary source of attack or defense, simply use the recommended attack &amp; defense values to determine the number of mana or psi points they should have, instead. FOR EXAMPLE, a level 3 NPC who primarily uses magic would have a recommended mana/psi total of 12-14 (magic primary trait of 8-9 + magic item or innate magical ability of <text:span text:style-name="T36">4</text:span>-<text:span text:style-name="T36">5</text:span>, for a total of 12-14).</text:p>
      <text:h text:style-name="P137" text:outline-level="3">Step <text:span text:style-name="T36">7</text:span>: <text:span text:style-name="T36">Choose an Archetype</text:span></text:h>
      <text:p text:style-name="P24">Each character, including NPCs, should be assigned an archetype. If a situation arises where the exact archetype of a character must be known, this step will insure an archetype has been assigned. Choosing an archetype will also determine your character's movement points and additional HP gained, if they happen to be promoted to a higher experience level.</text:p>
      <table:table table:name="Table6" table:style-name="Table6">
        <table:table-column table:style-name="Table6.A"/>
        <table:table-column table:style-name="Table6.B" table:number-columns-repeated="2"/>
        <table:table-column table:style-name="Table6.D"/>
        <table:table-row>
          <table:table-cell table:style-name="Table6.A1" table:number-columns-spanned="4" office:value-type="string">
            <text:p text:style-name="P116">Archetypes &amp; Stats</text:p>
          </table:table-cell>
          <table:covered-table-cell/>
          <table:covered-table-cell/>
          <table:covered-table-cell/>
        </table:table-row>
        <table:table-row>
          <table:table-cell table:style-name="Table6.A2" office:value-type="string">
            <text:p text:style-name="P100">Archetype</text:p>
          </table:table-cell>
          <table:table-cell table:style-name="Table6.A2" office:value-type="string">
            <text:p text:style-name="P100">Movement Points</text:p>
          </table:table-cell>
          <table:table-cell table:style-name="Table6.A2" office:value-type="string">
            <text:p text:style-name="P100">HP Gained Per Level</text:p>
          </table:table-cell>
          <table:table-cell table:style-name="Table6.A2" office:value-type="string">
            <text:p text:style-name="P100">Bonuses &amp; Detriments</text:p>
          </table:table-cell>
        </table:table-row>
        <table:table-row>
          <table:table-cell table:style-name="Table6.A3" office:value-type="string">
            <text:p text:style-name="P51">Arcanist</text:p>
          </table:table-cell>
          <table:table-cell table:style-name="Table6.A3" office:value-type="string">
            <text:p text:style-name="P51">7 MV</text:p>
          </table:table-cell>
          <table:table-cell table:style-name="Table6.A3" office:value-type="string">
            <text:p text:style-name="P51">1d6-1</text:p>
          </table:table-cell>
          <table:table-cell table:style-name="Table6.A3" office:value-type="string">
            <text:p text:style-name="P52">+4 skill points (intelligence), -<text:span text:style-name="T39">2 stamina points</text:span></text:p>
          </table:table-cell>
        </table:table-row>
        <table:table-row>
          <table:table-cell table:style-name="Table6.A3" office:value-type="string">
            <text:p text:style-name="P51">Fighter</text:p>
          </table:table-cell>
          <table:table-cell table:style-name="Table6.A3" office:value-type="string">
            <text:p text:style-name="P51">5 MV</text:p>
          </table:table-cell>
          <table:table-cell table:style-name="Table6.A3" office:value-type="string">
            <text:p text:style-name="P51">1d6+1</text:p>
          </table:table-cell>
          <table:table-cell table:style-name="Table6.A3" office:value-type="string">
            <text:p text:style-name="P50">–</text:p>
          </table:table-cell>
        </table:table-row>
        <table:table-row>
          <table:table-cell table:style-name="Table6.A3" office:value-type="string">
            <text:p text:style-name="P51">Healer</text:p>
          </table:table-cell>
          <table:table-cell table:style-name="Table6.A3" office:value-type="string">
            <text:p text:style-name="P51">4 MV</text:p>
          </table:table-cell>
          <table:table-cell table:style-name="Table6.A3" office:value-type="string">
            <text:p text:style-name="P51">1d6+1</text:p>
          </table:table-cell>
          <table:table-cell table:style-name="Table6.A3" office:value-type="string">
            <text:p text:style-name="P52">+2 skill points (intelligence)</text:p>
          </table:table-cell>
        </table:table-row>
        <table:table-row>
          <table:table-cell table:style-name="Table6.A3" office:value-type="string">
            <text:p text:style-name="P51">Leader</text:p>
          </table:table-cell>
          <table:table-cell table:style-name="Table6.A3" office:value-type="string">
            <text:p text:style-name="P51">6 MV</text:p>
          </table:table-cell>
          <table:table-cell table:style-name="Table6.A3" office:value-type="string">
            <text:p text:style-name="P51">1d6-1</text:p>
          </table:table-cell>
          <table:table-cell table:style-name="Table6.A3" office:value-type="string">
            <text:p text:style-name="P52">+2 skill points (charisma)</text:p>
          </table:table-cell>
        </table:table-row>
        <table:table-row>
          <table:table-cell table:style-name="Table6.A3" office:value-type="string">
            <text:p text:style-name="P51">Marksman</text:p>
          </table:table-cell>
          <table:table-cell table:style-name="Table6.A3" office:value-type="string">
            <text:p text:style-name="P51">8 MV</text:p>
          </table:table-cell>
          <table:table-cell table:style-name="Table6.A3" office:value-type="string">
            <text:p text:style-name="P51">1d6</text:p>
          </table:table-cell>
          <table:table-cell table:style-name="Table6.A3" office:value-type="string">
            <text:p text:style-name="P52">–</text:p>
          </table:table-cell>
        </table:table-row>
        <table:table-row>
          <table:table-cell table:style-name="Table6.A3" office:value-type="string">
            <text:p text:style-name="P51">Scout</text:p>
          </table:table-cell>
          <table:table-cell table:style-name="Table6.A3" office:value-type="string">
            <text:p text:style-name="P51">7 MV</text:p>
          </table:table-cell>
          <table:table-cell table:style-name="Table6.A3" office:value-type="string">
            <text:p text:style-name="P51">1d6</text:p>
          </table:table-cell>
          <table:table-cell table:style-name="Table6.A3" office:value-type="string">
            <text:p text:style-name="P50">–</text:p>
          </table:table-cell>
        </table:table-row>
        <table:table-row>
          <table:table-cell table:style-name="Table6.A2" office:value-type="string">
            <text:p text:style-name="P51">Warrior</text:p>
          </table:table-cell>
          <table:table-cell table:style-name="Table6.A2" office:value-type="string">
            <text:p text:style-name="P51">5 MV</text:p>
          </table:table-cell>
          <table:table-cell table:style-name="Table6.A2" office:value-type="string">
            <text:p text:style-name="P51">1d6+2</text:p>
          </table:table-cell>
          <table:table-cell table:style-name="Table6.A2" office:value-type="string">
            <text:p text:style-name="P91"><text:span text:style-name="T37">+</text:span><text:span text:style-name="T38">2 power points</text:span><text:span text:style-name="T37"> when attacking, -2 reflex and -2 skill points (intelligence)</text:span></text:p>
          </table:table-cell>
        </table:table-row>
      </table:table>
      <text:p text:style-name="P126"/>
      <text:p text:style-name="P128">MOVEMENT</text:p>
      <text:p text:style-name="P22"><text:span text:style-name="T39">Most movement is considered to be that of walking. Almost all humanoid creatures choose to walk when moving from place to place. However, exotic creatures may employee one or more means of movement (none of which may </text:span><text:soft-page-break/><text:span text:style-name="T39">be walking!). If you wish for your character to move by different methods, decide which type of movement they should have, then choose a number of MV as allowed for their type of movement.</text:span></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17">Movement Types</text:p>
          </table:table-cell>
          <table:covered-table-cell/>
          <table:covered-table-cell/>
          <table:covered-table-cell/>
        </table:table-row>
        <table:table-row>
          <table:table-cell table:style-name="Table7.A2" office:value-type="string">
            <text:p text:style-name="P103">Movement</text:p>
          </table:table-cell>
          <table:table-cell table:style-name="Table7.A2" office:value-type="string">
            <text:p text:style-name="P101">Movement Points</text:p>
          </table:table-cell>
          <table:table-cell table:style-name="Table7.A2" office:value-type="string">
            <text:p text:style-name="P104">Terrain</text:p>
          </table:table-cell>
          <table:table-cell table:style-name="Table7.A2" office:value-type="string">
            <text:p text:style-name="P104">Spaces*</text:p>
          </table:table-cell>
        </table:table-row>
        <table:table-row>
          <table:table-cell table:style-name="Table7.A3" office:value-type="string">
            <text:p text:style-name="P53">Walk</text:p>
          </table:table-cell>
          <table:table-cell table:style-name="Table7.A3" office:value-type="string">
            <text:p text:style-name="P53">4 <text:span text:style-name="T55">to 20</text:span> MV</text:p>
          </table:table-cell>
          <table:table-cell table:style-name="Table7.A3" office:value-type="string">
            <text:p text:style-name="P57">Land</text:p>
          </table:table-cell>
          <table:table-cell table:style-name="Table7.A3" office:value-type="string">
            <text:p text:style-name="P57">4 to 20</text:p>
          </table:table-cell>
        </table:table-row>
        <table:table-row>
          <table:table-cell table:style-name="Table7.A3" office:value-type="string">
            <text:p text:style-name="P53">Slither</text:p>
          </table:table-cell>
          <table:table-cell table:style-name="Table7.A3" office:value-type="string">
            <text:p text:style-name="P53">3 <text:span text:style-name="T55">to </text:span>6 MV</text:p>
          </table:table-cell>
          <table:table-cell table:style-name="Table7.A3" office:value-type="string">
            <text:p text:style-name="P57">Land</text:p>
          </table:table-cell>
          <table:table-cell table:style-name="Table7.A3" office:value-type="string">
            <text:p text:style-name="P57">3 to 6</text:p>
          </table:table-cell>
        </table:table-row>
        <table:table-row>
          <table:table-cell table:style-name="Table7.A3" office:value-type="string">
            <text:p text:style-name="P53">Swim</text:p>
          </table:table-cell>
          <table:table-cell table:style-name="Table7.A3" office:value-type="string">
            <text:p text:style-name="P53">3 <text:span text:style-name="T55">to </text:span>27 MV</text:p>
          </table:table-cell>
          <table:table-cell table:style-name="Table7.A3" office:value-type="string">
            <text:p text:style-name="P57">Water</text:p>
          </table:table-cell>
          <table:table-cell table:style-name="Table7.A3" office:value-type="string">
            <text:p text:style-name="P57">1 to 9</text:p>
          </table:table-cell>
        </table:table-row>
        <table:table-row>
          <table:table-cell table:style-name="Table7.A3" office:value-type="string">
            <text:p text:style-name="P53">Fly</text:p>
          </table:table-cell>
          <table:table-cell table:style-name="Table7.A3" office:value-type="string">
            <text:p text:style-name="P53">4 <text:span text:style-name="T55">to 32</text:span> MV</text:p>
          </table:table-cell>
          <table:table-cell table:style-name="Table7.A3" office:value-type="string">
            <text:p text:style-name="P57">Air</text:p>
          </table:table-cell>
          <table:table-cell table:style-name="Table7.A3" office:value-type="string">
            <text:p text:style-name="P57">2 to <text:span text:style-name="T41">8</text:span></text:p>
          </table:table-cell>
        </table:table-row>
        <table:table-row>
          <table:table-cell table:style-name="Table7.A3" office:value-type="string">
            <text:p text:style-name="P53">Burrow</text:p>
          </table:table-cell>
          <table:table-cell table:style-name="Table7.A3" office:value-type="string">
            <text:p text:style-name="P53">3 <text:span text:style-name="T55">to </text:span>27 MV</text:p>
          </table:table-cell>
          <table:table-cell table:style-name="Table7.A3" office:value-type="string">
            <text:p text:style-name="P57">Underground</text:p>
          </table:table-cell>
          <table:table-cell table:style-name="Table7.A3" office:value-type="string">
            <text:p text:style-name="P57">1 to 9</text:p>
          </table:table-cell>
        </table:table-row>
        <table:table-row>
          <table:table-cell table:style-name="Table7.A2" office:value-type="string">
            <text:p text:style-name="P53">Climb</text:p>
          </table:table-cell>
          <table:table-cell table:style-name="Table7.A2" office:value-type="string">
            <text:p text:style-name="P57">6 <text:span text:style-name="T55">to </text:span>12 MV</text:p>
          </table:table-cell>
          <table:table-cell table:style-name="Table7.A2" office:value-type="string">
            <text:p text:style-name="P57">Cliff/Wall</text:p>
          </table:table-cell>
          <table:table-cell table:style-name="Table7.A2" office:value-type="string">
            <text:p text:style-name="P57">2 to 4</text:p>
          </table:table-cell>
        </table:table-row>
        <table:table-row>
          <table:table-cell table:style-name="Table7.A1" table:number-columns-spanned="4" office:value-type="string">
            <text:p text:style-name="P125">* <text:span text:style-name="T40">Approximate number of spaces your NPC may travel in the given terrain type</text:span></text:p>
          </table:table-cell>
          <table:covered-table-cell/>
          <table:covered-table-cell/>
          <table:covered-table-cell/>
        </table:table-row>
      </table:table>
      <text:p text:style-name="Text_20_body"><text:line-break/><text:span text:style-name="T40">For most humanoid NPCs, use the movement points given for the chosen archetype. For exotic creatures, you may choose other means of travel. FOR EXAMPLE, a shark would only be able to swim; not walk. Other creatures may have more than one way traveling. FOR EXAMPLE, a dragon may walk or fly.</text:span></text:p>
      <text:p text:style-name="P25">The number of points listed in the table above showcase the minimum and maximum MV your NPC should have, for a given movement type.</text:p>
      <text:h text:style-name="P138" text:outline-level="3">Step <text:span text:style-name="T42">8</text:span>: <text:span text:style-name="T42">Determine Alignment &amp; Reaction</text:span></text:h>
      <text:p text:style-name="P17">ALIGNMENT</text:p>
      <text:p text:style-name="P26">The measure of how “good” or “evil” your NPC will be is refereed to as “Alignment”. Characters may have a number of <text:span text:style-name="T2">Alignment Points</text:span> (<text:span text:style-name="T2">AP</text:span>) in one of two types: good AP or evil AP. NPCs cannot have both good and evil AP at the same time. The range of AP a character can have may be from 0 to 25 AP. Decide how many AP you want your character to have, and of what type.</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18">Alignment</text:p>
          </table:table-cell>
          <table:covered-table-cell/>
          <table:covered-table-cell/>
        </table:table-row>
        <table:table-row>
          <table:table-cell table:style-name="Table9.A2" office:value-type="string">
            <text:p text:style-name="P105">Alignment</text:p>
          </table:table-cell>
          <table:table-cell table:style-name="Table9.A2" office:value-type="string">
            <text:p text:style-name="P105">Good AP</text:p>
          </table:table-cell>
          <table:table-cell table:style-name="Table9.A2" office:value-type="string">
            <text:p text:style-name="P105">Evil AP</text:p>
          </table:table-cell>
        </table:table-row>
        <table:table-row>
          <table:table-cell table:style-name="Table9.A3" office:value-type="string">
            <text:p text:style-name="P59">Chaotic</text:p>
          </table:table-cell>
          <table:table-cell table:style-name="Table9.A3" office:value-type="string">
            <text:p text:style-name="P54">–</text:p>
          </table:table-cell>
          <table:table-cell table:style-name="Table9.A3" office:value-type="string">
            <text:p text:style-name="P60"><text:span text:style-name="T55">9</text:span> <text:span text:style-name="T43">to </text:span>25 AP</text:p>
          </table:table-cell>
        </table:table-row>
        <table:table-row>
          <table:table-cell table:style-name="Table9.A3" office:value-type="string">
            <text:p text:style-name="P59">Neutral</text:p>
          </table:table-cell>
          <table:table-cell table:style-name="Table9.A3" office:value-type="string">
            <text:p text:style-name="P60">0 <text:span text:style-name="T43">to 8</text:span> AP</text:p>
          </table:table-cell>
          <table:table-cell table:style-name="Table9.A3" office:value-type="string">
            <text:p text:style-name="P60">0 <text:span text:style-name="T43">to 8</text:span> AP</text:p>
          </table:table-cell>
        </table:table-row>
        <table:table-row>
          <table:table-cell table:style-name="Table9.A2" office:value-type="string">
            <text:p text:style-name="P59">Lawful</text:p>
          </table:table-cell>
          <table:table-cell table:style-name="Table9.A2" office:value-type="string">
            <text:p text:style-name="P60"><text:span text:style-name="T55">9</text:span> <text:span text:style-name="T43">to </text:span>25 AP</text:p>
          </table:table-cell>
          <table:table-cell table:style-name="Table9.A2" office:value-type="string">
            <text:p text:style-name="P58">–</text:p>
          </table:table-cell>
        </table:table-row>
      </table:table>
      <text:p text:style-name="P17"/>
      <text:p text:style-name="P17"><text:soft-page-break/>REACTION</text:p>
      <text:p text:style-name="P27">The overall friendliness of an NPC is determined by their <text:span text:style-name="T6">R</text:span><text:span text:style-name="T2">eaction</text:span>. Characters who are xenophobic, paranoid, scared, aggressive or otherwise unfriendly towards strangers will have a negative reaction number. Inversely characters who are sociable, unafraid or naturally friendly will have a positive reaction number.</text:p>
      <table:table table:name="Table10" table:style-name="Table10">
        <table:table-column table:style-name="Table10.A"/>
        <table:table-column table:style-name="Table10.B"/>
        <table:table-row>
          <table:table-cell table:style-name="Table10.A1" table:number-columns-spanned="2" office:value-type="string">
            <text:p text:style-name="P119">Reaction</text:p>
          </table:table-cell>
          <table:covered-table-cell/>
        </table:table-row>
        <table:table-row>
          <table:table-cell table:style-name="Table10.A2" office:value-type="string">
            <text:p text:style-name="P106">Reaction</text:p>
          </table:table-cell>
          <table:table-cell table:style-name="Table10.A2" office:value-type="string">
            <text:p text:style-name="P106">Reaction Modifier</text:p>
          </table:table-cell>
        </table:table-row>
        <table:table-row>
          <table:table-cell table:style-name="Table10.A3" office:value-type="string">
            <text:p text:style-name="P63">Hostile</text:p>
          </table:table-cell>
          <table:table-cell table:style-name="Table10.A3" office:value-type="string">
            <text:p text:style-name="P55">-<text:span text:style-name="T44">4</text:span></text:p>
          </table:table-cell>
        </table:table-row>
        <table:table-row>
          <table:table-cell table:style-name="Table10.A3" office:value-type="string">
            <text:p text:style-name="P63">Cautious</text:p>
          </table:table-cell>
          <table:table-cell table:style-name="Table10.A3" office:value-type="string">
            <text:p text:style-name="P61">-<text:span text:style-name="T44">2</text:span></text:p>
          </table:table-cell>
        </table:table-row>
        <table:table-row>
          <table:table-cell table:style-name="Table10.A3" office:value-type="string">
            <text:p text:style-name="P63">Neutral</text:p>
          </table:table-cell>
          <table:table-cell table:style-name="Table10.A3" office:value-type="string">
            <text:p text:style-name="P63">–</text:p>
          </table:table-cell>
        </table:table-row>
        <table:table-row>
          <table:table-cell table:style-name="Table10.A3" office:value-type="string">
            <text:p text:style-name="P63">Friendly</text:p>
          </table:table-cell>
          <table:table-cell table:style-name="Table10.A3" office:value-type="string">
            <text:p text:style-name="P63">+2</text:p>
          </table:table-cell>
        </table:table-row>
        <table:table-row>
          <table:table-cell table:style-name="Table10.A2" office:value-type="string">
            <text:p text:style-name="P63">Helpful</text:p>
          </table:table-cell>
          <table:table-cell table:style-name="Table10.A2" office:value-type="string">
            <text:p text:style-name="P63">+4</text:p>
          </table:table-cell>
        </table:table-row>
      </table:table>
      <text:p text:style-name="P28"><text:line-break/>Choose a reaction number for your NPC, dependent on how friendly you believe it would be towards the sight of strangers. When an adventuring party first makes contact with the NPC, the PC closest to the NPC will make a leadership test and apply your character's reaction modifier to that test. Depending on the result of the test, the NPC will react differently to the player character.</text:p>
      <text:h text:style-name="P139" text:outline-level="3">Step <text:span text:style-name="T42">9</text:span>: <text:span text:style-name="T42">Determine Morale</text:span></text:h>
      <text:p text:style-name="P29">All NPCs have a <text:span text:style-name="T2">Morale</text:span> number. Morale is a measure of how courageous or cowardly they are in the face of battle and other dangers. NPCs make a morale test anytime half their party is defeated or half or more of their HP is losted. If an NPC succeeds at their morale test, they will continue to fight or resist. If they fail their morale test, they suffer 1 fear counter.</text:p>
      <table:table table:name="Table11" table:style-name="Table11">
        <table:table-column table:style-name="Table11.A"/>
        <table:table-column table:style-name="Table11.B"/>
        <table:table-row>
          <table:table-cell table:style-name="Table11.A1" table:number-columns-spanned="2" office:value-type="string">
            <text:p text:style-name="P120">Morale</text:p>
          </table:table-cell>
          <table:covered-table-cell/>
        </table:table-row>
        <table:table-row>
          <table:table-cell table:style-name="Table11.A2" office:value-type="string">
            <text:p text:style-name="P108">Morale</text:p>
          </table:table-cell>
          <table:table-cell table:style-name="Table11.A2" office:value-type="string">
            <text:p text:style-name="P107"><text:span text:style-name="T45">Morale</text:span> Modifier</text:p>
          </table:table-cell>
        </table:table-row>
        <table:table-row>
          <table:table-cell table:style-name="Table11.A3" office:value-type="string">
            <text:p text:style-name="P154">Cowardly</text:p>
          </table:table-cell>
          <table:table-cell table:style-name="Table11.A3" office:value-type="string">
            <text:p text:style-name="P56">-<text:span text:style-name="T46">6 to -10</text:span></text:p>
          </table:table-cell>
        </table:table-row>
        <table:table-row>
          <table:table-cell table:style-name="Table11.A3" office:value-type="string">
            <text:p text:style-name="P67">Fainthearted</text:p>
          </table:table-cell>
          <table:table-cell table:style-name="Table11.A3" office:value-type="string">
            <text:p text:style-name="P62">-<text:span text:style-name="T44">2 to -5</text:span></text:p>
          </table:table-cell>
        </table:table-row>
        <table:table-row>
          <table:table-cell table:style-name="Table11.A3" office:value-type="string">
            <text:p text:style-name="P64">Neutral</text:p>
          </table:table-cell>
          <table:table-cell table:style-name="Table11.A3" office:value-type="string">
            <text:p text:style-name="P64">-<text:span text:style-name="T46">1 to +1</text:span></text:p>
          </table:table-cell>
        </table:table-row>
        <table:table-row>
          <table:table-cell table:style-name="Table11.A3" office:value-type="string">
            <text:p text:style-name="P65">Courageous</text:p>
          </table:table-cell>
          <table:table-cell table:style-name="Table11.A3" office:value-type="string">
            <text:p text:style-name="P64">+2 <text:span text:style-name="T46">to +5</text:span></text:p>
          </table:table-cell>
        </table:table-row>
        <table:table-row>
          <table:table-cell table:style-name="Table11.A2" office:value-type="string">
            <text:p text:style-name="P66">Dauntless</text:p>
          </table:table-cell>
          <table:table-cell table:style-name="Table11.A2" office:value-type="string">
            <text:p text:style-name="P64">+<text:span text:style-name="T46">6 to +10</text:span></text:p>
          </table:table-cell>
        </table:table-row>
      </table:table>
      <text:p text:style-name="P30"><text:line-break/></text:p>
      <text:p text:style-name="P129"><text:soft-page-break/>Decide on how naturally courageous you want your NPC to be, and choose a morale number most appropriate to that stance.</text:p>
      <text:h text:style-name="P138" text:outline-level="3">Step <text:span text:style-name="T45">10</text:span>: <text:span text:style-name="T42">Determine Remaining Secondary Traits</text:span></text:h>
      <text:p text:style-name="P26">At this step, use your NPC's primary traits to determine the remaining secondary traits of your character.</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18">Secondary Traits</text:p>
          </table:table-cell>
          <table:covered-table-cell/>
          <table:covered-table-cell/>
        </table:table-row>
        <table:table-row>
          <table:table-cell table:style-name="Table8.A2" office:value-type="string">
            <text:p text:style-name="P105">Trait</text:p>
          </table:table-cell>
          <table:table-cell table:style-name="Table8.A2" office:value-type="string">
            <text:p text:style-name="P102"/>
          </table:table-cell>
          <table:table-cell table:style-name="Table8.A2" office:value-type="string">
            <text:p text:style-name="P105">Base Primary Trait</text:p>
          </table:table-cell>
        </table:table-row>
        <table:table-row>
          <table:table-cell table:style-name="Table8.A3" office:value-type="string">
            <text:p text:style-name="P59">Fortitude Save</text:p>
          </table:table-cell>
          <table:table-cell table:style-name="Table8.A3" office:value-type="string">
            <text:p text:style-name="P59">=</text:p>
          </table:table-cell>
          <table:table-cell table:style-name="Table8.A3" office:value-type="string">
            <text:p text:style-name="P59">Vitality</text:p>
          </table:table-cell>
        </table:table-row>
        <table:table-row>
          <table:table-cell table:style-name="Table8.A3" office:value-type="string">
            <text:p text:style-name="P59">Language</text:p>
          </table:table-cell>
          <table:table-cell table:style-name="Table8.A3" office:value-type="string">
            <text:p text:style-name="P59">=</text:p>
          </table:table-cell>
          <table:table-cell table:style-name="Table8.A3" office:value-type="string">
            <text:p text:style-name="P59">Intelligence</text:p>
          </table:table-cell>
        </table:table-row>
        <table:table-row>
          <table:table-cell table:style-name="Table8.A3" office:value-type="string">
            <text:p text:style-name="P59">Reflex Save</text:p>
          </table:table-cell>
          <table:table-cell table:style-name="Table8.A3" office:value-type="string">
            <text:p text:style-name="P59">=</text:p>
          </table:table-cell>
          <table:table-cell table:style-name="Table8.A3" office:value-type="string">
            <text:p text:style-name="P59">Dexterity</text:p>
          </table:table-cell>
        </table:table-row>
        <table:table-row>
          <table:table-cell table:style-name="Table8.A3" office:value-type="string">
            <text:p text:style-name="P59">Skills</text:p>
          </table:table-cell>
          <table:table-cell table:style-name="Table8.A3" office:value-type="string">
            <text:p text:style-name="P59">=</text:p>
          </table:table-cell>
          <table:table-cell table:style-name="Table8.A3" office:value-type="string">
            <text:p text:style-name="P59">Varies</text:p>
          </table:table-cell>
        </table:table-row>
        <table:table-row>
          <table:table-cell table:style-name="Table8.A2" office:value-type="string">
            <text:p text:style-name="P59">Will Save</text:p>
          </table:table-cell>
          <table:table-cell table:style-name="Table8.A2" office:value-type="string">
            <text:p text:style-name="P59">=</text:p>
          </table:table-cell>
          <table:table-cell table:style-name="Table8.A2" office:value-type="string">
            <text:p text:style-name="P59">Intelligence</text:p>
          </table:table-cell>
        </table:table-row>
      </table:table>
      <text:p text:style-name="Text_20_body"><text:line-break/><text:span text:style-name="T47">Information on both primary and secondary traits (as well as how they are derived) can be found in the BASIC RULEBOOK.</text:span></text:p>
      <text:h text:style-name="P140" text:outline-level="3">Step <text:span text:style-name="T45">11</text:span>: <text:span text:style-name="T42">Determine Homeland Terrain</text:span></text:h>
      <text:p text:style-name="P31">Each NPC will have a favored terrain in which to live, based off their creature type. Choose one or more of the terrain types below that you want your NPC to most likely be found in or “encountered”:<text:line-break/></text:p>
      <text:section text:style-name="Sect1" text:name="Terrain Types">
        <text:list xml:id="list2087388488697890117" text:style-name="L3">
          <text:list-item>
            <text:p text:style-name="P148">Plains / Grassland</text:p>
          </text:list-item>
          <text:list-item>
            <text:p text:style-name="P148">Forest</text:p>
          </text:list-item>
          <text:list-item>
            <text:p text:style-name="P148">River / Lake</text:p>
          </text:list-item>
          <text:list-item>
            <text:p text:style-name="P148">Swamp / Marsh</text:p>
          </text:list-item>
          <text:list-item>
            <text:p text:style-name="P148">Mountain / Hill</text:p>
          </text:list-item>
          <text:list-item>
            <text:p text:style-name="P148">Desert / Wasteland</text:p>
          </text:list-item>
          <text:list-item>
            <text:p text:style-name="P148">City / Civilization</text:p>
          </text:list-item>
          <text:list-item>
            <text:p text:style-name="P148">Underground</text:p>
          </text:list-item>
          <text:list-item>
            <text:p text:style-name="P148">Ocean / Sea</text:p>
          </text:list-item>
          <text:list-item>
            <text:p text:style-name="P148">Jungle / Rainforest</text:p>
          </text:list-item>
          <text:list-item>
            <text:p text:style-name="P148">Outer-Space</text:p>
          </text:list-item>
          <text:list-item>
            <text:p text:style-name="P148">Wormhole</text:p>
          </text:list-item>
          <text:list-item>
            <text:p text:style-name="P148">Asteroid Belt</text:p>
          </text:list-item>
          <text:list-item>
            <text:p text:style-name="P148">Nebula</text:p>
          </text:list-item>
          <text:list-item>
            <text:p text:style-name="P148">Frozen Planet</text:p>
          </text:list-item>
          <text:list-item>
            <text:p text:style-name="P148">Desert / Lava Planet</text:p>
          </text:list-item>
          <text:list-item>
            <text:p text:style-name="P148">Supernova</text:p>
          </text:list-item>
          <text:list-item>
            <text:p text:style-name="P148">Water Planet</text:p>
          </text:list-item>
          <text:list-item>
            <text:p text:style-name="P148">Jungle Planet</text:p>
            <text:p text:style-name="P148"/>
          </text:list-item>
        </text:list>
      </text:section>
      <text:p text:style-name="P32"><text:soft-page-break/>It is common for a creature type in inhabit 1-3 terrains, with one of the terrains being where it's “lair” or “stronghold” can be found.</text:p>
      <text:h text:style-name="P141" text:outline-level="3">Step <text:span text:style-name="T45">12</text:span>: <text:span text:style-name="T42">Determine NPC's Population</text:span></text:h>
      <text:p text:style-name="P33">Some creature types are rare or uncommon, while other creature types are very common. Determining the number of creatures of the type you have chosen for your NPC is important. Likewise, you will need to choose how many of the NPC's creature type travel together in groups.</text:p>
      <table:table table:name="Table12" table:style-name="Table12">
        <table:table-column table:style-name="Table12.A"/>
        <table:table-column table:style-name="Table12.B"/>
        <table:table-row>
          <table:table-cell table:style-name="Table12.A1" table:number-columns-spanned="2" office:value-type="string">
            <text:p text:style-name="P121">Number Appearing</text:p>
          </table:table-cell>
          <table:covered-table-cell/>
        </table:table-row>
        <table:table-row>
          <table:table-cell table:style-name="Table12.A2" office:value-type="string">
            <text:p text:style-name="P109">Organization</text:p>
          </table:table-cell>
          <table:table-cell table:style-name="Table12.A2" office:value-type="string">
            <text:p text:style-name="P109">Number Appearing</text:p>
          </table:table-cell>
        </table:table-row>
        <table:table-row>
          <table:table-cell table:style-name="Table12.A3" office:value-type="string">
            <text:p text:style-name="P68">Solitary</text:p>
          </table:table-cell>
          <table:table-cell table:style-name="Table12.A3" office:value-type="string">
            <text:p text:style-name="P68">1</text:p>
          </table:table-cell>
        </table:table-row>
        <table:table-row>
          <table:table-cell table:style-name="Table12.A3" office:value-type="string">
            <text:p text:style-name="P68">Pair</text:p>
          </table:table-cell>
          <table:table-cell table:style-name="Table12.A3" office:value-type="string">
            <text:p text:style-name="P68">2</text:p>
          </table:table-cell>
        </table:table-row>
        <table:table-row>
          <table:table-cell table:style-name="Table12.A3" office:value-type="string">
            <text:p text:style-name="P68">Group</text:p>
          </table:table-cell>
          <table:table-cell table:style-name="Table12.A3" office:value-type="string">
            <text:p text:style-name="P68"><text:span text:style-name="T48">2</text:span>d6</text:p>
          </table:table-cell>
        </table:table-row>
        <table:table-row>
          <table:table-cell table:style-name="Table12.A3" office:value-type="string">
            <text:p text:style-name="P74">Party</text:p>
          </table:table-cell>
          <table:table-cell table:style-name="Table12.A3" office:value-type="string">
            <text:p text:style-name="P70"><text:span text:style-name="T48">4</text:span>d6</text:p>
          </table:table-cell>
        </table:table-row>
        <table:table-row>
          <table:table-cell table:style-name="Table12.A3" office:value-type="string">
            <text:p text:style-name="P69">Band</text:p>
          </table:table-cell>
          <table:table-cell table:style-name="Table12.A3" office:value-type="string">
            <text:p text:style-name="P68"><text:span text:style-name="T48">6</text:span>d6</text:p>
          </table:table-cell>
        </table:table-row>
        <table:table-row>
          <table:table-cell table:style-name="Table12.A3" office:value-type="string">
            <text:p text:style-name="P73">Gang</text:p>
          </table:table-cell>
          <table:table-cell table:style-name="Table12.A3" office:value-type="string">
            <text:p text:style-name="P68"><text:span text:style-name="T48">8</text:span>d6</text:p>
          </table:table-cell>
        </table:table-row>
        <table:table-row>
          <table:table-cell table:style-name="Table12.A3" office:value-type="string">
            <text:p text:style-name="P69">Tribe</text:p>
          </table:table-cell>
          <table:table-cell table:style-name="Table12.A3" office:value-type="string">
            <text:p text:style-name="P68"><text:span text:style-name="T48">10</text:span>d6</text:p>
          </table:table-cell>
        </table:table-row>
        <table:table-row>
          <table:table-cell table:style-name="Table12.A3" office:value-type="string">
            <text:p text:style-name="P69">Clan</text:p>
          </table:table-cell>
          <table:table-cell table:style-name="Table12.A3" office:value-type="string">
            <text:p text:style-name="P69"><text:span text:style-name="T48">12</text:span>d6</text:p>
          </table:table-cell>
        </table:table-row>
        <table:table-row>
          <table:table-cell table:style-name="Table12.A3" office:value-type="string">
            <text:p text:style-name="P75">Gathering</text:p>
          </table:table-cell>
          <table:table-cell table:style-name="Table12.A3" office:value-type="string">
            <text:p text:style-name="P69"><text:span text:style-name="T48">14</text:span>d6</text:p>
          </table:table-cell>
        </table:table-row>
        <table:table-row>
          <table:table-cell table:style-name="Table12.A3" office:value-type="string">
            <text:p text:style-name="P75">Colony</text:p>
          </table:table-cell>
          <table:table-cell table:style-name="Table12.A3" office:value-type="string">
            <text:p text:style-name="P71"><text:span text:style-name="T48">16</text:span>d6</text:p>
          </table:table-cell>
        </table:table-row>
        <table:table-row>
          <table:table-cell table:style-name="Table12.A3" office:value-type="string">
            <text:p text:style-name="P72">Populace</text:p>
          </table:table-cell>
          <table:table-cell table:style-name="Table12.A3" office:value-type="string">
            <text:p text:style-name="P71"><text:span text:style-name="T48">18</text:span>d6</text:p>
          </table:table-cell>
        </table:table-row>
        <table:table-row>
          <table:table-cell table:style-name="Table12.A2" office:value-type="string">
            <text:p text:style-name="P72">Dominion</text:p>
          </table:table-cell>
          <table:table-cell table:style-name="Table12.A2" office:value-type="string">
            <text:p text:style-name="P71"><text:span text:style-name="T48">2</text:span>0d6</text:p>
          </table:table-cell>
        </table:table-row>
      </table:table>
      <text:p text:style-name="P34"><text:line-break/>The number of NPCs of that creature type appearing indicated the number of combat-ready adults who are willing to fight, if needed. The number in parenthesis is the number of women, children, slaves, infirm and/or elderly who are unable or unwilling to fight.</text:p>
      <text:h text:style-name="P142" text:outline-level="3">Step <text:span text:style-name="T45">13</text:span>: <text:span text:style-name="T51">Choose Additional NPC Details</text:span></text:h>
      <text:p text:style-name="P18">NAME</text:p>
      <text:p text:style-name="P35">While creating your NPC character, you may have been thinking of what to name it. Now is the time to give it a suitable name. If you're creating a custom creature type, you'll need to name the type as well. Give this step some thought as a name can often make or break the fun-factor of an NPC.</text:p>
      <text:p text:style-name="P18"><text:soft-page-break/>PERSONALITY &amp; BEHAVIOR</text:p>
      <text:p text:style-name="P35">What are the habits, interests, mannerisms and overall behavior of your NPC? Is the way they behave in accordance to other NPCs of the same creature type, or is this NPC unique? Write down the motivations, flaws, oddities and so forth that best describe your NPC's personality.</text:p>
      <text:p text:style-name="P18">BACKGROUND &amp; HISTORY</text:p>
      <text:p text:style-name="P5">Does your NPC play an important role in the history of your game world? What is the known lore concerning the type of creature the NPC is? Ask yourself what the surrounding populations know and think of not only the individual NPC but the NPC's creature type as a whole.</text:p>
      <text:p text:style-name="P18">OBJECTIVES &amp; GOALS</text:p>
      <text:p text:style-name="P5">Lastly, ask yourself what purpose the NPC will play in the PC's adventure. Is the NPC destined to battle the adventurers, or will the NPC play a pivotal and helpful role? Sketch out the scope of the NPC's involvement in the adventure or <text:span text:style-name="T52">campaign</text:span> as a whole.</text:p>
      <text:h text:style-name="P143" text:outline-level="3">Balancing Combat &amp; NPC Encounters</text:h>
      <text:p text:style-name="P36">As a general rule of thumb, the total number of HP from all NPCs the adventuring party meets should be between 50-200% that of the party's total HP. This rule should only be considered if there is a reasonable likelihood the PCs will engage in combat with the NPCs. By metering the total HP of the NPCs to the PC's total HP, the combat should prove a reasonable amount of difficulty.</text:p>
      <table:table table:name="Table13" table:style-name="Table13">
        <table:table-column table:style-name="Table13.A"/>
        <table:table-column table:style-name="Table13.B"/>
        <table:table-row>
          <table:table-cell table:style-name="Table13.A1" table:number-columns-spanned="2" office:value-type="string">
            <text:p text:style-name="P122">Balancing Encounters</text:p>
          </table:table-cell>
          <table:covered-table-cell/>
        </table:table-row>
        <table:table-row>
          <table:table-cell table:style-name="Table13.A2" office:value-type="string">
            <text:p text:style-name="P110">Difficulty</text:p>
          </table:table-cell>
          <table:table-cell table:style-name="Table13.A2" office:value-type="string">
            <text:p text:style-name="P110">NPC's total HP to PC's total HP</text:p>
          </table:table-cell>
        </table:table-row>
        <table:table-row>
          <table:table-cell table:style-name="Table13.A3" office:value-type="string">
            <text:p text:style-name="P85">Piece of Cake</text:p>
          </table:table-cell>
          <table:table-cell table:style-name="Table13.A3" office:value-type="string">
            <text:p text:style-name="P84"><text:span text:style-name="T53">50</text:span>%</text:p>
          </table:table-cell>
        </table:table-row>
        <table:table-row>
          <table:table-cell table:style-name="Table13.A3" office:value-type="string">
            <text:p text:style-name="P84">Easy</text:p>
          </table:table-cell>
          <table:table-cell table:style-name="Table13.A3" office:value-type="string">
            <text:p text:style-name="P84"><text:span text:style-name="T53">75</text:span>%</text:p>
          </table:table-cell>
        </table:table-row>
        <table:table-row>
          <table:table-cell table:style-name="Table13.A3" office:value-type="string">
            <text:p text:style-name="P84">Moderate</text:p>
          </table:table-cell>
          <table:table-cell table:style-name="Table13.A3" office:value-type="string">
            <text:p text:style-name="P84">100%</text:p>
          </table:table-cell>
        </table:table-row>
        <table:table-row>
          <table:table-cell table:style-name="Table13.A3" office:value-type="string">
            <text:p text:style-name="P84">Difficult</text:p>
          </table:table-cell>
          <table:table-cell table:style-name="Table13.A3" office:value-type="string">
            <text:p text:style-name="P84">150%</text:p>
          </table:table-cell>
        </table:table-row>
        <table:table-row>
          <table:table-cell table:style-name="Table13.A2" office:value-type="string">
            <text:p text:style-name="P84">Deadly</text:p>
          </table:table-cell>
          <table:table-cell table:style-name="Table13.A2" office:value-type="string">
            <text:p text:style-name="P84">200%</text:p>
          </table:table-cell>
        </table:table-row>
      </table:table>
      <text:p text:style-name="Text_20_body"><text:line-break/><text:span text:style-name="T54">It's recommended to use a variety of NPCs of differing strengths and weaknesses and experience levels. When in combat, the stronger NPCs can battle the stronger PCs and the weaker NPCs can battle the weaker P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re Baskerville" fo:font-family="'Libre Baskerville'"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re Baskerville1" fo:font-family="'Libre Baskerville'"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re Baskerville1" fo:font-family="'Libre Baskerville'"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re Baskerville1" fo:font-family="'Libre Baskerville'" style:font-style-name="Bold" style:font-pitch="variable" fo:font-size="101%" fo:font-weight="bold" style:font-size-asian="101%" style:font-weight-asian="bold" style:font-size-complex="101%" style:font-weight-complex="60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re Baskerville1" fo:font-family="'Libre Baskerville'" style:font-style-name="Bold" style:font-pitch="variable"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ibre Baskerville1" fo:font-family="'Libre Baskerville'" style:font-style-name="Bold" style:font-pitch="variable" fo:font-size="14pt" fo:font-weight="bold" style:font-size-asian="10.5pt" style:font-weight-asian="bold" style:font-weight-complex="600"/>
    </style:style>
    <style:style style:name="Table_20_Subtitle" style:display-name="Table Subtitle" style:family="paragraph" style:parent-style-name="Table_20_Contents">
      <style:text-properties style:font-name="Libre Baskerville" fo:font-family="'Libre Baskerville'" style:font-style-name="Regular" style:font-pitch="variable" fo:font-weight="bold"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Tiny_20_Text" style:display-name="Table Tiny Text" style:family="paragraph" style:parent-style-name="Text_20_body">
      <style:paragraph-properties fo:margin-top="0in" fo:margin-bottom="0in" loext:contextual-spacing="false"/>
      <style:text-properties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6:51:33.259048798</meta:creation-date>
    <dc:date>2015-09-24T19:00:39.339893330</dc:date>
    <meta:editing-duration>PT7H1M38S</meta:editing-duration>
    <meta:editing-cycles>87</meta:editing-cycles>
    <meta:generator>LibreOffice/5.0.0.5$Linux_X86_64 LibreOffice_project/00m0$Build-5</meta:generator>
    <meta:document-statistic meta:table-count="14" meta:image-count="0" meta:object-count="0" meta:page-count="18" meta:paragraph-count="637" meta:word-count="5367" meta:character-count="29003" meta:non-whitespace-character-count="24255"/>
  </office:meta>
</office:document-meta>
</file>